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rightness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scaleHu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egmentOffset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prev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*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-([.C3]*256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(255-[.D3])*[.$B$1])/256" office:value-type="float" office:value="254.00390625" calcext:value-type="float">
            <text:p>254</text:p>
          </table:table-cell>
          <table:table-cell table:style-name="ce1" table:formula="of:=([.$B$1]*[.D3])/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*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4]-([.C4]*25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])*[.$B$1])/256" office:value-type="float" office:value="248.02734375" calcext:value-type="float">
            <text:p>248</text:p>
          </table:table-cell>
          <table:table-cell table:style-name="ce1" table:formula="of:=([.$B$1]*[.D4])/256" office:value-type="float" office:value="5.9765625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B5]-([.C5]*256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])*[.$B$1])/256" office:value-type="float" office:value="242.05078125" calcext:value-type="float">
            <text:p>242</text:p>
          </table:table-cell>
          <table:table-cell table:style-name="ce1" table:formula="of:=([.$B$1]*[.D5])/256" office:value-type="float" office:value="11.953125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*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6]-([.C6]*256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])*[.$B$1])/256" office:value-type="float" office:value="236.07421875" calcext:value-type="float">
            <text:p>236</text:p>
          </table:table-cell>
          <table:table-cell table:style-name="ce1" table:formula="of:=([.$B$1]*[.D6])/256" office:value-type="float" office:value="17.9296875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*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7]-([.C7]*256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])*[.$B$1])/256" office:value-type="float" office:value="230.09765625" calcext:value-type="float">
            <text:p>230</text:p>
          </table:table-cell>
          <table:table-cell table:style-name="ce1" table:formula="of:=([.$B$1]*[.D7])/256" office:value-type="float" office:value="23.90625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*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8]-([.C8]*256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])*[.$B$1])/256" office:value-type="float" office:value="224.12109375" calcext:value-type="float">
            <text:p>224</text:p>
          </table:table-cell>
          <table:table-cell table:style-name="ce1" table:formula="of:=([.$B$1]*[.D8])/256" office:value-type="float" office:value="29.8828125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6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B9]-([.C9]*256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])*[.$B$1])/256" office:value-type="float" office:value="218.14453125" calcext:value-type="float">
            <text:p>218</text:p>
          </table:table-cell>
          <table:table-cell table:style-name="ce1" table:formula="of:=([.$B$1]*[.D9])/256" office:value-type="float" office:value="35.859375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6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B10]-([.C10]*256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])*[.$B$1])/256" office:value-type="float" office:value="212.16796875" calcext:value-type="float">
            <text:p>212</text:p>
          </table:table-cell>
          <table:table-cell table:style-name="ce1" table:formula="of:=([.$B$1]*[.D10])/256" office:value-type="float" office:value="41.8359375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*6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11]-([.C11]*256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])*[.$B$1])/256" office:value-type="float" office:value="206.19140625" calcext:value-type="float">
            <text:p>206</text:p>
          </table:table-cell>
          <table:table-cell table:style-name="ce1" table:formula="of:=([.$B$1]*[.D11])/256" office:value-type="float" office:value="47.8125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*6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B12]-([.C12]*256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])*[.$B$1])/256" office:value-type="float" office:value="200.21484375" calcext:value-type="float">
            <text:p>200</text:p>
          </table:table-cell>
          <table:table-cell table:style-name="ce1" table:formula="of:=([.$B$1]*[.D12])/256" office:value-type="float" office:value="53.7890625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*6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13]-([.C13]*256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])*[.$B$1])/256" office:value-type="float" office:value="194.23828125" calcext:value-type="float">
            <text:p>194</text:p>
          </table:table-cell>
          <table:table-cell table:style-name="ce1" table:formula="of:=([.$B$1]*[.D13])/256" office:value-type="float" office:value="59.765625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*6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B14]-([.C14]*256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])*[.$B$1])/256" office:value-type="float" office:value="188.26171875" calcext:value-type="float">
            <text:p>188</text:p>
          </table:table-cell>
          <table:table-cell table:style-name="ce1" table:formula="of:=([.$B$1]*[.D14])/256" office:value-type="float" office:value="65.7421875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*6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B15]-([.C15]*256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])*[.$B$1])/256" office:value-type="float" office:value="182.28515625" calcext:value-type="float">
            <text:p>182</text:p>
          </table:table-cell>
          <table:table-cell table:style-name="ce1" table:formula="of:=([.$B$1]*[.D15])/256" office:value-type="float" office:value="71.71875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*6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B16]-([.C16]*256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])*[.$B$1])/256" office:value-type="float" office:value="176.30859375" calcext:value-type="float">
            <text:p>176</text:p>
          </table:table-cell>
          <table:table-cell table:style-name="ce1" table:formula="of:=([.$B$1]*[.D16])/256" office:value-type="float" office:value="77.6953125" calcext:value-type="float">
            <text:p>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*6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B17]-([.C17]*256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])*[.$B$1])/256" office:value-type="float" office:value="170.33203125" calcext:value-type="float">
            <text:p>170</text:p>
          </table:table-cell>
          <table:table-cell table:style-name="ce1" table:formula="of:=([.$B$1]*[.D17])/256" office:value-type="float" office:value="83.671875" calcext:value-type="float">
            <text:p>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*6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B18]-([.C18]*256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])*[.$B$1])/256" office:value-type="float" office:value="164.35546875" calcext:value-type="float">
            <text:p>164</text:p>
          </table:table-cell>
          <table:table-cell table:style-name="ce1" table:formula="of:=([.$B$1]*[.D18])/256" office:value-type="float" office:value="89.6484375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*6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B19]-([.C19]*256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])*[.$B$1])/256" office:value-type="float" office:value="158.37890625" calcext:value-type="float">
            <text:p>158</text:p>
          </table:table-cell>
          <table:table-cell table:style-name="ce1" table:formula="of:=([.$B$1]*[.D19])/256" office:value-type="float" office:value="95.625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*6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B20]-([.C20]*256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])*[.$B$1])/256" office:value-type="float" office:value="152.40234375" calcext:value-type="float">
            <text:p>152</text:p>
          </table:table-cell>
          <table:table-cell table:style-name="ce1" table:formula="of:=([.$B$1]*[.D20])/256" office:value-type="float" office:value="101.6015625" calcext:value-type="float">
            <text:p>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*6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B21]-([.C21]*256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])*[.$B$1])/256" office:value-type="float" office:value="146.42578125" calcext:value-type="float">
            <text:p>146</text:p>
          </table:table-cell>
          <table:table-cell table:style-name="ce1" table:formula="of:=([.$B$1]*[.D21])/256" office:value-type="float" office:value="107.578125" calcext:value-type="float">
            <text:p>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*6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B22]-([.C22]*256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])*[.$B$1])/256" office:value-type="float" office:value="140.44921875" calcext:value-type="float">
            <text:p>140</text:p>
          </table:table-cell>
          <table:table-cell table:style-name="ce1" table:formula="of:=([.$B$1]*[.D22])/256" office:value-type="float" office:value="113.5546875" calcext:value-type="float">
            <text:p>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3]*6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23]-([.C23]*256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])*[.$B$1])/256" office:value-type="float" office:value="134.47265625" calcext:value-type="float">
            <text:p>134</text:p>
          </table:table-cell>
          <table:table-cell table:style-name="ce1" table:formula="of:=([.$B$1]*[.D23])/256" office:value-type="float" office:value="119.53125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*6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B24]-([.C24]*256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])*[.$B$1])/256" office:value-type="float" office:value="128.49609375" calcext:value-type="float">
            <text:p>128</text:p>
          </table:table-cell>
          <table:table-cell table:style-name="ce1" table:formula="of:=([.$B$1]*[.D24])/256" office:value-type="float" office:value="125.5078125" calcext:value-type="float">
            <text:p>1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*6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B25]-([.C25]*256)"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])*[.$B$1])/256" office:value-type="float" office:value="377.51953125" calcext:value-type="float">
            <text:p>378</text:p>
          </table:table-cell>
          <table:table-cell table:style-name="ce1" table:formula="of:=([.$B$1]*[.D25])/256" office:value-type="float" office:value="-123.515625" calcext:value-type="float">
            <text:p>-1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*6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B26]-([.C26]*256)"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6])*[.$B$1])/256" office:value-type="float" office:value="371.54296875" calcext:value-type="float">
            <text:p>372</text:p>
          </table:table-cell>
          <table:table-cell table:style-name="ce1" table:formula="of:=([.$B$1]*[.D26])/256" office:value-type="float" office:value="-117.5390625" calcext:value-type="float">
            <text:p>-1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*6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B27]-([.C27]*256)"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7])*[.$B$1])/256" office:value-type="float" office:value="365.56640625" calcext:value-type="float">
            <text:p>366</text:p>
          </table:table-cell>
          <table:table-cell table:style-name="ce1" table:formula="of:=([.$B$1]*[.D27])/256" office:value-type="float" office:value="-111.5625" calcext:value-type="float">
            <text:p>-1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*6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8]-([.C28]*256)"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8])*[.$B$1])/256" office:value-type="float" office:value="359.58984375" calcext:value-type="float">
            <text:p>360</text:p>
          </table:table-cell>
          <table:table-cell table:style-name="ce1" table:formula="of:=([.$B$1]*[.D28])/256" office:value-type="float" office:value="-105.5859375" calcext:value-type="float">
            <text:p>-1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*6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formula="of:=[.B29]-([.C29]*256)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9])*[.$B$1])/256" office:value-type="float" office:value="353.61328125" calcext:value-type="float">
            <text:p>354</text:p>
          </table:table-cell>
          <table:table-cell table:style-name="ce1" table:formula="of:=([.$B$1]*[.D29])/256" office:value-type="float" office:value="-99.609375" calcext:value-type="float">
            <text:p>-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*6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B30]-([.C30]*256)"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0])*[.$B$1])/256" office:value-type="float" office:value="347.63671875" calcext:value-type="float">
            <text:p>348</text:p>
          </table:table-cell>
          <table:table-cell table:style-name="ce1" table:formula="of:=([.$B$1]*[.D30])/256" office:value-type="float" office:value="-93.6328125" calcext:value-type="float">
            <text:p>-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6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formula="of:=[.B31]-([.C31]*256)"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1])*[.$B$1])/256" office:value-type="float" office:value="341.66015625" calcext:value-type="float">
            <text:p>342</text:p>
          </table:table-cell>
          <table:table-cell table:style-name="ce1" table:formula="of:=([.$B$1]*[.D31])/256" office:value-type="float" office:value="-87.65625" calcext:value-type="float">
            <text:p>-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*6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formula="of:=[.B32]-([.C32]*256)"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2])*[.$B$1])/256" office:value-type="float" office:value="335.68359375" calcext:value-type="float">
            <text:p>336</text:p>
          </table:table-cell>
          <table:table-cell table:style-name="ce1" table:formula="of:=([.$B$1]*[.D32])/256" office:value-type="float" office:value="-81.6796875" calcext:value-type="float">
            <text:p>-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]*6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3]-([.C33]*256)"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3])*[.$B$1])/256" office:value-type="float" office:value="329.70703125" calcext:value-type="float">
            <text:p>330</text:p>
          </table:table-cell>
          <table:table-cell table:style-name="ce1" table:formula="of:=([.$B$1]*[.D33])/256" office:value-type="float" office:value="-75.703125" calcext:value-type="float">
            <text:p>-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*6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formula="of:=[.B34]-([.C34]*256)"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4])*[.$B$1])/256" office:value-type="float" office:value="323.73046875" calcext:value-type="float">
            <text:p>324</text:p>
          </table:table-cell>
          <table:table-cell table:style-name="ce1" table:formula="of:=([.$B$1]*[.D34])/256" office:value-type="float" office:value="-69.7265625" calcext:value-type="float">
            <text:p>-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*6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[.B35]-([.C35]*256)"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5])*[.$B$1])/256" office:value-type="float" office:value="317.75390625" calcext:value-type="float">
            <text:p>318</text:p>
          </table:table-cell>
          <table:table-cell table:style-name="ce1" table:formula="of:=([.$B$1]*[.D35])/256" office:value-type="float" office:value="-63.75" calcext:value-type="float">
            <text:p>-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*6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[.B36]-([.C36]*256)"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6])*[.$B$1])/256" office:value-type="float" office:value="311.77734375" calcext:value-type="float">
            <text:p>312</text:p>
          </table:table-cell>
          <table:table-cell table:style-name="ce1" table:formula="of:=([.$B$1]*[.D36])/256" office:value-type="float" office:value="-57.7734375" calcext:value-type="float">
            <text:p>-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*6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formula="of:=[.B37]-([.C37]*256)"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7])*[.$B$1])/256" office:value-type="float" office:value="305.80078125" calcext:value-type="float">
            <text:p>306</text:p>
          </table:table-cell>
          <table:table-cell table:style-name="ce1" table:formula="of:=([.$B$1]*[.D37])/256" office:value-type="float" office:value="-51.796875" calcext:value-type="float">
            <text:p>-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*6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[.B38]-([.C38]*256)"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8])*[.$B$1])/256" office:value-type="float" office:value="299.82421875" calcext:value-type="float">
            <text:p>300</text:p>
          </table:table-cell>
          <table:table-cell table:style-name="ce1" table:formula="of:=([.$B$1]*[.D38])/256" office:value-type="float" office:value="-45.8203125" calcext:value-type="float">
            <text:p>-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*6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formula="of:=[.B39]-([.C39]*256)"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39])*[.$B$1])/256" office:value-type="float" office:value="293.84765625" calcext:value-type="float">
            <text:p>294</text:p>
          </table:table-cell>
          <table:table-cell table:style-name="ce1" table:formula="of:=([.$B$1]*[.D39])/256" office:value-type="float" office:value="-39.84375" calcext:value-type="float">
            <text:p>-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*6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[.B40]-([.C40]*256)"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0])*[.$B$1])/256" office:value-type="float" office:value="287.87109375" calcext:value-type="float">
            <text:p>288</text:p>
          </table:table-cell>
          <table:table-cell table:style-name="ce1" table:formula="of:=([.$B$1]*[.D40])/256" office:value-type="float" office:value="-33.8671875" calcext:value-type="float">
            <text:p>-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*6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formula="of:=[.B41]-([.C41]*256)"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1])*[.$B$1])/256" office:value-type="float" office:value="281.89453125" calcext:value-type="float">
            <text:p>282</text:p>
          </table:table-cell>
          <table:table-cell table:style-name="ce1" table:formula="of:=([.$B$1]*[.D41])/256" office:value-type="float" office:value="-27.890625" calcext:value-type="float">
            <text:p>-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*6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[.B42]-([.C42]*256)"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2])*[.$B$1])/256" office:value-type="float" office:value="275.91796875" calcext:value-type="float">
            <text:p>276</text:p>
          </table:table-cell>
          <table:table-cell table:style-name="ce1" table:formula="of:=([.$B$1]*[.D42])/256" office:value-type="float" office:value="-21.9140625" calcext:value-type="float">
            <text:p>-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*6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B43]-([.C43]*256)"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3])*[.$B$1])/256" office:value-type="float" office:value="269.94140625" calcext:value-type="float">
            <text:p>270</text:p>
          </table:table-cell>
          <table:table-cell table:style-name="ce1" table:formula="of:=([.$B$1]*[.D43])/256" office:value-type="float" office:value="-15.9375" calcext:value-type="float">
            <text:p>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*6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formula="of:=[.B44]-([.C44]*256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4])*[.$B$1])/256" office:value-type="float" office:value="263.96484375" calcext:value-type="float">
            <text:p>264</text:p>
          </table:table-cell>
          <table:table-cell table:style-name="ce1" table:formula="of:=([.$B$1]*[.D44])/256" office:value-type="float" office:value="-9.9609375" calcext:value-type="float">
            <text:p>-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*6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[.B45]-([.C45]*256)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5])*[.$B$1])/256" office:value-type="float" office:value="257.98828125" calcext:value-type="float">
            <text:p>258</text:p>
          </table:table-cell>
          <table:table-cell table:style-name="ce1" table:formula="of:=([.$B$1]*[.D45])/256" office:value-type="float" office:value="-3.984375" calcext:value-type="float">
            <text:p>-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*6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formula="of:=[.B46]-([.C46]*256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6])*[.$B$1])/256" office:value-type="float" office:value="252.01171875" calcext:value-type="float">
            <text:p>252</text:p>
          </table:table-cell>
          <table:table-cell table:style-name="ce1" table:formula="of:=([.$B$1]*[.D46])/256" office:value-type="float" office:value="1.9921875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*6"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formula="of:=[.B47]-([.C47]*256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7])*[.$B$1])/256" office:value-type="float" office:value="246.03515625" calcext:value-type="float">
            <text:p>246</text:p>
          </table:table-cell>
          <table:table-cell table:style-name="ce1" table:formula="of:=([.$B$1]*[.D47])/256" office:value-type="float" office:value="7.96875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*6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[.B48]-([.C48]*256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8])*[.$B$1])/256" office:value-type="float" office:value="240.05859375" calcext:value-type="float">
            <text:p>240</text:p>
          </table:table-cell>
          <table:table-cell table:style-name="ce1" table:formula="of:=([.$B$1]*[.D48])/256" office:value-type="float" office:value="13.9453125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*6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table:formula="of:=[.B49]-([.C49]*256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49])*[.$B$1])/256" office:value-type="float" office:value="234.08203125" calcext:value-type="float">
            <text:p>234</text:p>
          </table:table-cell>
          <table:table-cell table:style-name="ce1" table:formula="of:=([.$B$1]*[.D49])/256" office:value-type="float" office:value="19.921875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*6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formula="of:=[.B50]-([.C50]*25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0])*[.$B$1])/256" office:value-type="float" office:value="228.10546875" calcext:value-type="float">
            <text:p>228</text:p>
          </table:table-cell>
          <table:table-cell table:style-name="ce1" table:formula="of:=([.$B$1]*[.D50])/256" office:value-type="float" office:value="25.8984375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*6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B51]-([.C51]*256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1])*[.$B$1])/256" office:value-type="float" office:value="222.12890625" calcext:value-type="float">
            <text:p>222</text:p>
          </table:table-cell>
          <table:table-cell table:style-name="ce1" table:formula="of:=([.$B$1]*[.D51])/256" office:value-type="float" office:value="31.875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*6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formula="of:=[.B52]-([.C52]*256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2])*[.$B$1])/256" office:value-type="float" office:value="216.15234375" calcext:value-type="float">
            <text:p>216</text:p>
          </table:table-cell>
          <table:table-cell table:style-name="ce1" table:formula="of:=([.$B$1]*[.D52])/256" office:value-type="float" office:value="37.8515625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3]*6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.B53]-([.C53]*256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3])*[.$B$1])/256" office:value-type="float" office:value="210.17578125" calcext:value-type="float">
            <text:p>210</text:p>
          </table:table-cell>
          <table:table-cell table:style-name="ce1" table:formula="of:=([.$B$1]*[.D53])/256" office:value-type="float" office:value="43.828125" calcext:value-type="float">
            <text:p>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*6"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[.B54]-([.C54]*256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4])*[.$B$1])/256" office:value-type="float" office:value="204.19921875" calcext:value-type="float">
            <text:p>204</text:p>
          </table:table-cell>
          <table:table-cell table:style-name="ce1" table:formula="of:=([.$B$1]*[.D54])/256" office:value-type="float" office:value="49.8046875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*6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B55]-([.C55]*256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5])*[.$B$1])/256" office:value-type="float" office:value="198.22265625" calcext:value-type="float">
            <text:p>198</text:p>
          </table:table-cell>
          <table:table-cell table:style-name="ce1" table:formula="of:=([.$B$1]*[.D55])/256" office:value-type="float" office:value="55.78125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*6"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[.B56]-([.C56]*25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6])*[.$B$1])/256" office:value-type="float" office:value="192.24609375" calcext:value-type="float">
            <text:p>192</text:p>
          </table:table-cell>
          <table:table-cell table:style-name="ce1" table:formula="of:=([.$B$1]*[.D56])/256" office:value-type="float" office:value="61.7578125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*6"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formula="of:=[.B57]-([.C57]*256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7])*[.$B$1])/256" office:value-type="float" office:value="186.26953125" calcext:value-type="float">
            <text:p>186</text:p>
          </table:table-cell>
          <table:table-cell table:style-name="ce1" table:formula="of:=([.$B$1]*[.D57])/256" office:value-type="float" office:value="67.734375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*6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formula="of:=[.B58]-([.C58]*256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8])*[.$B$1])/256" office:value-type="float" office:value="180.29296875" calcext:value-type="float">
            <text:p>180</text:p>
          </table:table-cell>
          <table:table-cell table:style-name="ce1" table:formula="of:=([.$B$1]*[.D58])/256" office:value-type="float" office:value="73.7109375" calcext:value-type="float">
            <text:p>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*6"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formula="of:=[.B59]-([.C59]*256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59])*[.$B$1])/256" office:value-type="float" office:value="174.31640625" calcext:value-type="float">
            <text:p>174</text:p>
          </table:table-cell>
          <table:table-cell table:style-name="ce1" table:formula="of:=([.$B$1]*[.D59])/256" office:value-type="float" office:value="79.6875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*6"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formula="of:=[.B60]-([.C60]*256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0])*[.$B$1])/256" office:value-type="float" office:value="168.33984375" calcext:value-type="float">
            <text:p>168</text:p>
          </table:table-cell>
          <table:table-cell table:style-name="ce1" table:formula="of:=([.$B$1]*[.D60])/256" office:value-type="float" office:value="85.6640625" calcext:value-type="float">
            <text:p>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*6"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formula="of:=[.B61]-([.C61]*256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1])*[.$B$1])/256" office:value-type="float" office:value="162.36328125" calcext:value-type="float">
            <text:p>162</text:p>
          </table:table-cell>
          <table:table-cell table:style-name="ce1" table:formula="of:=([.$B$1]*[.D61])/256" office:value-type="float" office:value="91.640625" calcext:value-type="float">
            <text:p>9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*6"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62]-([.C62]*256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2])*[.$B$1])/256" office:value-type="float" office:value="156.38671875" calcext:value-type="float">
            <text:p>156</text:p>
          </table:table-cell>
          <table:table-cell table:style-name="ce1" table:formula="of:=([.$B$1]*[.D62])/256" office:value-type="float" office:value="97.6171875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3]*6"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[.B63]-([.C63]*256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3])*[.$B$1])/256" office:value-type="float" office:value="150.41015625" calcext:value-type="float">
            <text:p>150</text:p>
          </table:table-cell>
          <table:table-cell table:style-name="ce1" table:formula="of:=([.$B$1]*[.D63])/256" office:value-type="float" office:value="103.59375" calcext:value-type="float">
            <text:p>1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*6"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formula="of:=[.B64]-([.C64]*256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4])*[.$B$1])/256" office:value-type="float" office:value="144.43359375" calcext:value-type="float">
            <text:p>144</text:p>
          </table:table-cell>
          <table:table-cell table:style-name="ce1" table:formula="of:=([.$B$1]*[.D64])/256" office:value-type="float" office:value="109.5703125" calcext:value-type="float">
            <text:p>1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*6"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formula="of:=[.B65]-([.C65]*256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5])*[.$B$1])/256" office:value-type="float" office:value="138.45703125" calcext:value-type="float">
            <text:p>138</text:p>
          </table:table-cell>
          <table:table-cell table:style-name="ce1" table:formula="of:=([.$B$1]*[.D65])/256" office:value-type="float" office:value="115.546875" calcext:value-type="float">
            <text:p>1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*6"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formula="of:=[.B66]-([.C66]*256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6])*[.$B$1])/256" office:value-type="float" office:value="132.48046875" calcext:value-type="float">
            <text:p>132</text:p>
          </table:table-cell>
          <table:table-cell table:style-name="ce1" table:formula="of:=([.$B$1]*[.D66])/256" office:value-type="float" office:value="121.5234375" calcext:value-type="float">
            <text:p>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*6"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formula="of:=[.B67]-([.C67]*256)"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7])*[.$B$1])/256" office:value-type="float" office:value="381.50390625" calcext:value-type="float">
            <text:p>382</text:p>
          </table:table-cell>
          <table:table-cell table:style-name="ce1" table:formula="of:=([.$B$1]*[.D67])/256" office:value-type="float" office:value="-127.5" calcext:value-type="float">
            <text:p>-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*6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formula="of:=[.B68]-([.C68]*256)" office:value-type="float" office:value="-122" calcext:value-type="float">
            <text:p>-1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8])*[.$B$1])/256" office:value-type="float" office:value="375.52734375" calcext:value-type="float">
            <text:p>376</text:p>
          </table:table-cell>
          <table:table-cell table:style-name="ce1" table:formula="of:=([.$B$1]*[.D68])/256" office:value-type="float" office:value="-121.5234375" calcext:value-type="float">
            <text:p>-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*6"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table:formula="of:=[.B69]-([.C69]*256)"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69])*[.$B$1])/256" office:value-type="float" office:value="369.55078125" calcext:value-type="float">
            <text:p>370</text:p>
          </table:table-cell>
          <table:table-cell table:style-name="ce1" table:formula="of:=([.$B$1]*[.D69])/256" office:value-type="float" office:value="-115.546875" calcext:value-type="float">
            <text:p>-1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*6"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formula="of:=[.B70]-([.C70]*256)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0])*[.$B$1])/256" office:value-type="float" office:value="363.57421875" calcext:value-type="float">
            <text:p>364</text:p>
          </table:table-cell>
          <table:table-cell table:style-name="ce1" table:formula="of:=([.$B$1]*[.D70])/256" office:value-type="float" office:value="-109.5703125" calcext:value-type="float">
            <text:p>-1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*6"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table:formula="of:=[.B71]-([.C71]*256)"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1])*[.$B$1])/256" office:value-type="float" office:value="357.59765625" calcext:value-type="float">
            <text:p>358</text:p>
          </table:table-cell>
          <table:table-cell table:style-name="ce1" table:formula="of:=([.$B$1]*[.D71])/256" office:value-type="float" office:value="-103.59375" calcext:value-type="float">
            <text:p>-1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*6"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table:formula="of:=[.B72]-([.C72]*256)"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2])*[.$B$1])/256" office:value-type="float" office:value="351.62109375" calcext:value-type="float">
            <text:p>352</text:p>
          </table:table-cell>
          <table:table-cell table:style-name="ce1" table:formula="of:=([.$B$1]*[.D72])/256" office:value-type="float" office:value="-97.6171875" calcext:value-type="float">
            <text:p>-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3]*6"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formula="of:=[.B73]-([.C73]*256)"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3])*[.$B$1])/256" office:value-type="float" office:value="345.64453125" calcext:value-type="float">
            <text:p>346</text:p>
          </table:table-cell>
          <table:table-cell table:style-name="ce1" table:formula="of:=([.$B$1]*[.D73])/256" office:value-type="float" office:value="-91.640625" calcext:value-type="float">
            <text:p>-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*6"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formula="of:=[.B74]-([.C74]*256)"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4])*[.$B$1])/256" office:value-type="float" office:value="339.66796875" calcext:value-type="float">
            <text:p>340</text:p>
          </table:table-cell>
          <table:table-cell table:style-name="ce1" table:formula="of:=([.$B$1]*[.D74])/256" office:value-type="float" office:value="-85.6640625" calcext:value-type="float">
            <text:p>-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*6"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formula="of:=[.B75]-([.C75]*256)"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5])*[.$B$1])/256" office:value-type="float" office:value="333.69140625" calcext:value-type="float">
            <text:p>334</text:p>
          </table:table-cell>
          <table:table-cell table:style-name="ce1" table:formula="of:=([.$B$1]*[.D75])/256" office:value-type="float" office:value="-79.6875" calcext:value-type="float">
            <text:p>-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*6"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formula="of:=[.B76]-([.C76]*256)"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6])*[.$B$1])/256" office:value-type="float" office:value="327.71484375" calcext:value-type="float">
            <text:p>328</text:p>
          </table:table-cell>
          <table:table-cell table:style-name="ce1" table:formula="of:=([.$B$1]*[.D76])/256" office:value-type="float" office:value="-73.7109375" calcext:value-type="float">
            <text:p>-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*6"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table:formula="of:=[.B77]-([.C77]*256)"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7])*[.$B$1])/256" office:value-type="float" office:value="321.73828125" calcext:value-type="float">
            <text:p>322</text:p>
          </table:table-cell>
          <table:table-cell table:style-name="ce1" table:formula="of:=([.$B$1]*[.D77])/256" office:value-type="float" office:value="-67.734375" calcext:value-type="float">
            <text:p>-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8]*6"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B78]-([.C78]*256)"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8])*[.$B$1])/256" office:value-type="float" office:value="315.76171875" calcext:value-type="float">
            <text:p>316</text:p>
          </table:table-cell>
          <table:table-cell table:style-name="ce1" table:formula="of:=([.$B$1]*[.D78])/256" office:value-type="float" office:value="-61.7578125" calcext:value-type="float">
            <text:p>-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*6"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formula="of:=[.B79]-([.C79]*256)"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79])*[.$B$1])/256" office:value-type="float" office:value="309.78515625" calcext:value-type="float">
            <text:p>310</text:p>
          </table:table-cell>
          <table:table-cell table:style-name="ce1" table:formula="of:=([.$B$1]*[.D79])/256" office:value-type="float" office:value="-55.78125" calcext:value-type="float">
            <text:p>-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*6"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table:formula="of:=[.B80]-([.C80]*256)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0])*[.$B$1])/256" office:value-type="float" office:value="303.80859375" calcext:value-type="float">
            <text:p>304</text:p>
          </table:table-cell>
          <table:table-cell table:style-name="ce1" table:formula="of:=([.$B$1]*[.D80])/256" office:value-type="float" office:value="-49.8046875" calcext:value-type="float">
            <text:p>-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*6"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table:formula="of:=[.B81]-([.C81]*256)"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1])*[.$B$1])/256" office:value-type="float" office:value="297.83203125" calcext:value-type="float">
            <text:p>298</text:p>
          </table:table-cell>
          <table:table-cell table:style-name="ce1" table:formula="of:=([.$B$1]*[.D81])/256" office:value-type="float" office:value="-43.828125" calcext:value-type="float">
            <text:p>-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*6"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table:formula="of:=[.B82]-([.C82]*256)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2])*[.$B$1])/256" office:value-type="float" office:value="291.85546875" calcext:value-type="float">
            <text:p>292</text:p>
          </table:table-cell>
          <table:table-cell table:style-name="ce1" table:formula="of:=([.$B$1]*[.D82])/256" office:value-type="float" office:value="-37.8515625" calcext:value-type="float">
            <text:p>-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3]*6"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[.B83]-([.C83]*256)"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3])*[.$B$1])/256" office:value-type="float" office:value="285.87890625" calcext:value-type="float">
            <text:p>286</text:p>
          </table:table-cell>
          <table:table-cell table:style-name="ce1" table:formula="of:=([.$B$1]*[.D83])/256" office:value-type="float" office:value="-31.875" calcext:value-type="float">
            <text:p>-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*6"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formula="of:=[.B84]-([.C84]*256)"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4])*[.$B$1])/256" office:value-type="float" office:value="279.90234375" calcext:value-type="float">
            <text:p>280</text:p>
          </table:table-cell>
          <table:table-cell table:style-name="ce1" table:formula="of:=([.$B$1]*[.D84])/256" office:value-type="float" office:value="-25.8984375" calcext:value-type="float">
            <text:p>-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*6"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table:formula="of:=[.B85]-([.C85]*256)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5])*[.$B$1])/256" office:value-type="float" office:value="273.92578125" calcext:value-type="float">
            <text:p>274</text:p>
          </table:table-cell>
          <table:table-cell table:style-name="ce1" table:formula="of:=([.$B$1]*[.D85])/256" office:value-type="float" office:value="-19.921875" calcext:value-type="float">
            <text:p>-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*6"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formula="of:=[.B86]-([.C86]*256)"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6])*[.$B$1])/256" office:value-type="float" office:value="267.94921875" calcext:value-type="float">
            <text:p>268</text:p>
          </table:table-cell>
          <table:table-cell table:style-name="ce1" table:formula="of:=([.$B$1]*[.D86])/256" office:value-type="float" office:value="-13.9453125" calcext:value-type="float">
            <text:p>-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*6"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formula="of:=[.B87]-([.C87]*256)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7])*[.$B$1])/256" office:value-type="float" office:value="261.97265625" calcext:value-type="float">
            <text:p>262</text:p>
          </table:table-cell>
          <table:table-cell table:style-name="ce1" table:formula="of:=([.$B$1]*[.D87])/256" office:value-type="float" office:value="-7.96875" calcext:value-type="float">
            <text:p>-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*6"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formula="of:=[.B88]-([.C88]*256)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8])*[.$B$1])/256" office:value-type="float" office:value="255.99609375" calcext:value-type="float">
            <text:p>256</text:p>
          </table:table-cell>
          <table:table-cell table:style-name="ce1" table:formula="of:=([.$B$1]*[.D88])/256" office:value-type="float" office:value="-1.9921875" calcext:value-type="float">
            <text:p>-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*6"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formula="of:=[.B89]-([.C89]*256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89])*[.$B$1])/256" office:value-type="float" office:value="250.01953125" calcext:value-type="float">
            <text:p>250</text:p>
          </table:table-cell>
          <table:table-cell table:style-name="ce1" table:formula="of:=([.$B$1]*[.D89])/256" office:value-type="float" office:value="3.984375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*6"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[.B90]-([.C90]*25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0])*[.$B$1])/256" office:value-type="float" office:value="244.04296875" calcext:value-type="float">
            <text:p>244</text:p>
          </table:table-cell>
          <table:table-cell table:style-name="ce1" table:formula="of:=([.$B$1]*[.D90])/256" office:value-type="float" office:value="9.9609375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*6"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table:formula="of:=[.B91]-([.C91]*256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1])*[.$B$1])/256" office:value-type="float" office:value="238.06640625" calcext:value-type="float">
            <text:p>238</text:p>
          </table:table-cell>
          <table:table-cell table:style-name="ce1" table:formula="of:=([.$B$1]*[.D91])/256" office:value-type="float" office:value="15.9375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*6"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table:formula="of:=[.B92]-([.C92]*256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2])*[.$B$1])/256" office:value-type="float" office:value="232.08984375" calcext:value-type="float">
            <text:p>232</text:p>
          </table:table-cell>
          <table:table-cell table:style-name="ce1" table:formula="of:=([.$B$1]*[.D92])/256" office:value-type="float" office:value="21.9140625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3]*6"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  <table:table-cell table:formula="of:=[.B93]-([.C93]*256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3])*[.$B$1])/256" office:value-type="float" office:value="226.11328125" calcext:value-type="float">
            <text:p>226</text:p>
          </table:table-cell>
          <table:table-cell table:style-name="ce1" table:formula="of:=([.$B$1]*[.D93])/256" office:value-type="float" office:value="27.890625" calcext:value-type="float">
            <text:p>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*6"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formula="of:=[.B94]-([.C94]*256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4])*[.$B$1])/256" office:value-type="float" office:value="220.13671875" calcext:value-type="float">
            <text:p>220</text:p>
          </table:table-cell>
          <table:table-cell table:style-name="ce1" table:formula="of:=([.$B$1]*[.D94])/256" office:value-type="float" office:value="33.8671875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*6"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table:formula="of:=[.B95]-([.C95]*256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5])*[.$B$1])/256" office:value-type="float" office:value="214.16015625" calcext:value-type="float">
            <text:p>214</text:p>
          </table:table-cell>
          <table:table-cell table:style-name="ce1" table:formula="of:=([.$B$1]*[.D95])/256" office:value-type="float" office:value="39.84375" calcext:value-type="float">
            <text:p>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*6"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table:formula="of:=[.B96]-([.C96]*256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6])*[.$B$1])/256" office:value-type="float" office:value="208.18359375" calcext:value-type="float">
            <text:p>208</text:p>
          </table:table-cell>
          <table:table-cell table:style-name="ce1" table:formula="of:=([.$B$1]*[.D96])/256" office:value-type="float" office:value="45.8203125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*6"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table:formula="of:=[.B97]-([.C97]*256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7])*[.$B$1])/256" office:value-type="float" office:value="202.20703125" calcext:value-type="float">
            <text:p>202</text:p>
          </table:table-cell>
          <table:table-cell table:style-name="ce1" table:formula="of:=([.$B$1]*[.D97])/256" office:value-type="float" office:value="51.796875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*6"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formula="of:=[.B98]-([.C98]*256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8])*[.$B$1])/256" office:value-type="float" office:value="196.23046875" calcext:value-type="float">
            <text:p>196</text:p>
          </table:table-cell>
          <table:table-cell table:style-name="ce1" table:formula="of:=([.$B$1]*[.D98])/256" office:value-type="float" office:value="57.7734375" calcext:value-type="float">
            <text:p>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*6"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table:formula="of:=[.B99]-([.C99]*256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99])*[.$B$1])/256" office:value-type="float" office:value="190.25390625" calcext:value-type="float">
            <text:p>190</text:p>
          </table:table-cell>
          <table:table-cell table:style-name="ce1" table:formula="of:=([.$B$1]*[.D99])/256" office:value-type="float" office:value="63.75" calcext:value-type="float">
            <text:p>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*6"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formula="of:=[.B100]-([.C100]*256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0])*[.$B$1])/256" office:value-type="float" office:value="184.27734375" calcext:value-type="float">
            <text:p>184</text:p>
          </table:table-cell>
          <table:table-cell table:style-name="ce1" table:formula="of:=([.$B$1]*[.D100])/256" office:value-type="float" office:value="69.7265625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*6"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table:formula="of:=[.B101]-([.C101]*256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1])*[.$B$1])/256" office:value-type="float" office:value="178.30078125" calcext:value-type="float">
            <text:p>178</text:p>
          </table:table-cell>
          <table:table-cell table:style-name="ce1" table:formula="of:=([.$B$1]*[.D101])/256" office:value-type="float" office:value="75.703125" calcext:value-type="float">
            <text:p>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*6"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table:formula="of:=[.B102]-([.C102]*256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2])*[.$B$1])/256" office:value-type="float" office:value="172.32421875" calcext:value-type="float">
            <text:p>172</text:p>
          </table:table-cell>
          <table:table-cell table:style-name="ce1" table:formula="of:=([.$B$1]*[.D102])/256" office:value-type="float" office:value="81.6796875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*6"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3]-([.C103]*256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3])*[.$B$1])/256" office:value-type="float" office:value="166.34765625" calcext:value-type="float">
            <text:p>166</text:p>
          </table:table-cell>
          <table:table-cell table:style-name="ce1" table:formula="of:=([.$B$1]*[.D103])/256" office:value-type="float" office:value="87.65625" calcext:value-type="float">
            <text:p>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4]*6" office:value-type="float" office:value="606" calcext:value-type="float">
            <text:p>606</text:p>
          </table:table-cell>
          <table:table-cell office:value-type="float" office:value="2" calcext:value-type="float">
            <text:p>2</text:p>
          </table:table-cell>
          <table:table-cell table:formula="of:=[.B104]-([.C104]*256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4])*[.$B$1])/256" office:value-type="float" office:value="160.37109375" calcext:value-type="float">
            <text:p>160</text:p>
          </table:table-cell>
          <table:table-cell table:style-name="ce1" table:formula="of:=([.$B$1]*[.D104])/256" office:value-type="float" office:value="93.6328125" calcext:value-type="float">
            <text:p>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5]*6"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table:formula="of:=[.B105]-([.C105]*256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5])*[.$B$1])/256" office:value-type="float" office:value="154.39453125" calcext:value-type="float">
            <text:p>154</text:p>
          </table:table-cell>
          <table:table-cell table:style-name="ce1" table:formula="of:=([.$B$1]*[.D105])/256" office:value-type="float" office:value="99.609375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6]*6"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table:formula="of:=[.B106]-([.C106]*256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6])*[.$B$1])/256" office:value-type="float" office:value="148.41796875" calcext:value-type="float">
            <text:p>148</text:p>
          </table:table-cell>
          <table:table-cell table:style-name="ce1" table:formula="of:=([.$B$1]*[.D106])/256" office:value-type="float" office:value="105.5859375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7]*6"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table:formula="of:=[.B107]-([.C107]*256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7])*[.$B$1])/256" office:value-type="float" office:value="142.44140625" calcext:value-type="float">
            <text:p>142</text:p>
          </table:table-cell>
          <table:table-cell table:style-name="ce1" table:formula="of:=([.$B$1]*[.D107])/256" office:value-type="float" office:value="111.5625" calcext:value-type="float">
            <text:p>1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8]*6"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table:formula="of:=[.B108]-([.C108]*256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8])*[.$B$1])/256" office:value-type="float" office:value="136.46484375" calcext:value-type="float">
            <text:p>136</text:p>
          </table:table-cell>
          <table:table-cell table:style-name="ce1" table:formula="of:=([.$B$1]*[.D108])/256" office:value-type="float" office:value="117.5390625" calcext:value-type="float">
            <text:p>1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9]*6"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formula="of:=[.B109]-([.C109]*256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09])*[.$B$1])/256" office:value-type="float" office:value="130.48828125" calcext:value-type="float">
            <text:p>130</text:p>
          </table:table-cell>
          <table:table-cell table:style-name="ce1" table:formula="of:=([.$B$1]*[.D109])/256" office:value-type="float" office:value="123.515625" calcext:value-type="float">
            <text:p>1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0]*6" office:value-type="float" office:value="642" calcext:value-type="float">
            <text:p>642</text:p>
          </table:table-cell>
          <table:table-cell office:value-type="float" office:value="3" calcext:value-type="float">
            <text:p>3</text:p>
          </table:table-cell>
          <table:table-cell table:formula="of:=[.B110]-([.C110]*256)"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0])*[.$B$1])/256" office:value-type="float" office:value="379.51171875" calcext:value-type="float">
            <text:p>380</text:p>
          </table:table-cell>
          <table:table-cell table:style-name="ce1" table:formula="of:=([.$B$1]*[.D110])/256" office:value-type="float" office:value="-125.5078125" calcext:value-type="float">
            <text:p>-1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1]*6" office:value-type="float" office:value="648" calcext:value-type="float">
            <text:p>648</text:p>
          </table:table-cell>
          <table:table-cell office:value-type="float" office:value="3" calcext:value-type="float">
            <text:p>3</text:p>
          </table:table-cell>
          <table:table-cell table:formula="of:=[.B111]-([.C111]*256)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1])*[.$B$1])/256" office:value-type="float" office:value="373.53515625" calcext:value-type="float">
            <text:p>374</text:p>
          </table:table-cell>
          <table:table-cell table:style-name="ce1" table:formula="of:=([.$B$1]*[.D111])/256" office:value-type="float" office:value="-119.53125" calcext:value-type="float">
            <text:p>-1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2]*6"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formula="of:=[.B112]-([.C112]*256)"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2])*[.$B$1])/256" office:value-type="float" office:value="367.55859375" calcext:value-type="float">
            <text:p>368</text:p>
          </table:table-cell>
          <table:table-cell table:style-name="ce1" table:formula="of:=([.$B$1]*[.D112])/256" office:value-type="float" office:value="-113.5546875" calcext:value-type="float">
            <text:p>-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3]*6"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  <table:table-cell table:formula="of:=[.B113]-([.C113]*256)"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3])*[.$B$1])/256" office:value-type="float" office:value="361.58203125" calcext:value-type="float">
            <text:p>362</text:p>
          </table:table-cell>
          <table:table-cell table:style-name="ce1" table:formula="of:=([.$B$1]*[.D113])/256" office:value-type="float" office:value="-107.578125" calcext:value-type="float">
            <text:p>-1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4]*6"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  <table:table-cell table:formula="of:=[.B114]-([.C114]*256)"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4])*[.$B$1])/256" office:value-type="float" office:value="355.60546875" calcext:value-type="float">
            <text:p>356</text:p>
          </table:table-cell>
          <table:table-cell table:style-name="ce1" table:formula="of:=([.$B$1]*[.D114])/256" office:value-type="float" office:value="-101.6015625" calcext:value-type="float">
            <text:p>-1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5]*6"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  <table:table-cell table:formula="of:=[.B115]-([.C115]*256)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5])*[.$B$1])/256" office:value-type="float" office:value="349.62890625" calcext:value-type="float">
            <text:p>350</text:p>
          </table:table-cell>
          <table:table-cell table:style-name="ce1" table:formula="of:=([.$B$1]*[.D115])/256" office:value-type="float" office:value="-95.625" calcext:value-type="float">
            <text:p>-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6]*6"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table:formula="of:=[.B116]-([.C116]*256)"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6])*[.$B$1])/256" office:value-type="float" office:value="343.65234375" calcext:value-type="float">
            <text:p>344</text:p>
          </table:table-cell>
          <table:table-cell table:style-name="ce1" table:formula="of:=([.$B$1]*[.D116])/256" office:value-type="float" office:value="-89.6484375" calcext:value-type="float">
            <text:p>-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7]*6"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  <table:table-cell table:formula="of:=[.B117]-([.C117]*256)"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7])*[.$B$1])/256" office:value-type="float" office:value="337.67578125" calcext:value-type="float">
            <text:p>338</text:p>
          </table:table-cell>
          <table:table-cell table:style-name="ce1" table:formula="of:=([.$B$1]*[.D117])/256" office:value-type="float" office:value="-83.671875" calcext:value-type="float">
            <text:p>-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8]*6"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table:formula="of:=[.B118]-([.C118]*256)"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8])*[.$B$1])/256" office:value-type="float" office:value="331.69921875" calcext:value-type="float">
            <text:p>332</text:p>
          </table:table-cell>
          <table:table-cell table:style-name="ce1" table:formula="of:=([.$B$1]*[.D118])/256" office:value-type="float" office:value="-77.6953125" calcext:value-type="float">
            <text:p>-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9]*6" office:value-type="float" office:value="696" calcext:value-type="float">
            <text:p>696</text:p>
          </table:table-cell>
          <table:table-cell office:value-type="float" office:value="3" calcext:value-type="float">
            <text:p>3</text:p>
          </table:table-cell>
          <table:table-cell table:formula="of:=[.B119]-([.C119]*256)"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19])*[.$B$1])/256" office:value-type="float" office:value="325.72265625" calcext:value-type="float">
            <text:p>326</text:p>
          </table:table-cell>
          <table:table-cell table:style-name="ce1" table:formula="of:=([.$B$1]*[.D119])/256" office:value-type="float" office:value="-71.71875" calcext:value-type="float">
            <text:p>-7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0]*6"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table:formula="of:=[.B120]-([.C120]*256)"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0])*[.$B$1])/256" office:value-type="float" office:value="319.74609375" calcext:value-type="float">
            <text:p>320</text:p>
          </table:table-cell>
          <table:table-cell table:style-name="ce1" table:formula="of:=([.$B$1]*[.D120])/256" office:value-type="float" office:value="-65.7421875" calcext:value-type="float">
            <text:p>-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1]*6"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formula="of:=[.B121]-([.C121]*256)"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1])*[.$B$1])/256" office:value-type="float" office:value="313.76953125" calcext:value-type="float">
            <text:p>314</text:p>
          </table:table-cell>
          <table:table-cell table:style-name="ce1" table:formula="of:=([.$B$1]*[.D121])/256" office:value-type="float" office:value="-59.765625" calcext:value-type="float">
            <text:p>-6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2]*6"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table:formula="of:=[.B122]-([.C122]*256)"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2])*[.$B$1])/256" office:value-type="float" office:value="307.79296875" calcext:value-type="float">
            <text:p>308</text:p>
          </table:table-cell>
          <table:table-cell table:style-name="ce1" table:formula="of:=([.$B$1]*[.D122])/256" office:value-type="float" office:value="-53.7890625" calcext:value-type="float">
            <text:p>-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3]*6"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formula="of:=[.B123]-([.C123]*256)"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3])*[.$B$1])/256" office:value-type="float" office:value="301.81640625" calcext:value-type="float">
            <text:p>302</text:p>
          </table:table-cell>
          <table:table-cell table:style-name="ce1" table:formula="of:=([.$B$1]*[.D123])/256" office:value-type="float" office:value="-47.8125" calcext:value-type="float">
            <text:p>-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4]*6" office:value-type="float" office:value="726" calcext:value-type="float">
            <text:p>726</text:p>
          </table:table-cell>
          <table:table-cell office:value-type="float" office:value="3" calcext:value-type="float">
            <text:p>3</text:p>
          </table:table-cell>
          <table:table-cell table:formula="of:=[.B124]-([.C124]*256)"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4])*[.$B$1])/256" office:value-type="float" office:value="295.83984375" calcext:value-type="float">
            <text:p>296</text:p>
          </table:table-cell>
          <table:table-cell table:style-name="ce1" table:formula="of:=([.$B$1]*[.D124])/256" office:value-type="float" office:value="-41.8359375" calcext:value-type="float">
            <text:p>-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5]*6"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table:formula="of:=[.B125]-([.C125]*256)"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5])*[.$B$1])/256" office:value-type="float" office:value="289.86328125" calcext:value-type="float">
            <text:p>290</text:p>
          </table:table-cell>
          <table:table-cell table:style-name="ce1" table:formula="of:=([.$B$1]*[.D125])/256" office:value-type="float" office:value="-35.859375" calcext:value-type="float">
            <text:p>-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6]*6"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table:formula="of:=[.B126]-([.C126]*256)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6])*[.$B$1])/256" office:value-type="float" office:value="283.88671875" calcext:value-type="float">
            <text:p>284</text:p>
          </table:table-cell>
          <table:table-cell table:style-name="ce1" table:formula="of:=([.$B$1]*[.D126])/256" office:value-type="float" office:value="-29.8828125" calcext:value-type="float">
            <text:p>-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7]*6"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  <table:table-cell table:formula="of:=[.B127]-([.C127]*256)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7])*[.$B$1])/256" office:value-type="float" office:value="277.91015625" calcext:value-type="float">
            <text:p>278</text:p>
          </table:table-cell>
          <table:table-cell table:style-name="ce1" table:formula="of:=([.$B$1]*[.D127])/256" office:value-type="float" office:value="-23.90625" calcext:value-type="float">
            <text:p>-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8]*6"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formula="of:=[.B128]-([.C128]*256)"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8])*[.$B$1])/256" office:value-type="float" office:value="271.93359375" calcext:value-type="float">
            <text:p>272</text:p>
          </table:table-cell>
          <table:table-cell table:style-name="ce1" table:formula="of:=([.$B$1]*[.D128])/256" office:value-type="float" office:value="-17.9296875" calcext:value-type="float">
            <text:p>-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9]*6"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table:formula="of:=[.B129]-([.C129]*256)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29])*[.$B$1])/256" office:value-type="float" office:value="265.95703125" calcext:value-type="float">
            <text:p>266</text:p>
          </table:table-cell>
          <table:table-cell table:style-name="ce1" table:formula="of:=([.$B$1]*[.D129])/256" office:value-type="float" office:value="-11.953125" calcext:value-type="float">
            <text:p>-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0]*6"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  <table:table-cell table:formula="of:=[.B130]-([.C130]*256)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0])*[.$B$1])/256" office:value-type="float" office:value="259.98046875" calcext:value-type="float">
            <text:p>260</text:p>
          </table:table-cell>
          <table:table-cell table:style-name="ce1" table:formula="of:=([.$B$1]*[.D130])/256" office:value-type="float" office:value="-5.9765625" calcext:value-type="float">
            <text:p>-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1]*6"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table:formula="of:=[.B131]-([.C131]*256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1])*[.$B$1])/256" office:value-type="float" office:value="254.00390625" calcext:value-type="float">
            <text:p>254</text:p>
          </table:table-cell>
          <table:table-cell table:style-name="ce1" table:formula="of:=([.$B$1]*[.D131])/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2]*6" office:value-type="float" office:value="774" calcext:value-type="float">
            <text:p>774</text:p>
          </table:table-cell>
          <table:table-cell office:value-type="float" office:value="3" calcext:value-type="float">
            <text:p>3</text:p>
          </table:table-cell>
          <table:table-cell table:formula="of:=[.B132]-([.C132]*256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2])*[.$B$1])/256" office:value-type="float" office:value="248.02734375" calcext:value-type="float">
            <text:p>248</text:p>
          </table:table-cell>
          <table:table-cell table:style-name="ce1" table:formula="of:=([.$B$1]*[.D132])/256" office:value-type="float" office:value="5.9765625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3]*6"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table:formula="of:=[.B133]-([.C133]*256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3])*[.$B$1])/256" office:value-type="float" office:value="242.05078125" calcext:value-type="float">
            <text:p>242</text:p>
          </table:table-cell>
          <table:table-cell table:style-name="ce1" table:formula="of:=([.$B$1]*[.D133])/256" office:value-type="float" office:value="11.953125" calcext:value-type="float">
            <text:p>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4]*6"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  <table:table-cell table:formula="of:=[.B134]-([.C134]*256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4])*[.$B$1])/256" office:value-type="float" office:value="236.07421875" calcext:value-type="float">
            <text:p>236</text:p>
          </table:table-cell>
          <table:table-cell table:style-name="ce1" table:formula="of:=([.$B$1]*[.D134])/256" office:value-type="float" office:value="17.9296875" calcext:value-type="float">
            <text:p>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5]*6"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  <table:table-cell table:formula="of:=[.B135]-([.C135]*256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5])*[.$B$1])/256" office:value-type="float" office:value="230.09765625" calcext:value-type="float">
            <text:p>230</text:p>
          </table:table-cell>
          <table:table-cell table:style-name="ce1" table:formula="of:=([.$B$1]*[.D135])/256" office:value-type="float" office:value="23.90625" calcext:value-type="float">
            <text:p>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6]*6"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table:formula="of:=[.B136]-([.C136]*256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6])*[.$B$1])/256" office:value-type="float" office:value="224.12109375" calcext:value-type="float">
            <text:p>224</text:p>
          </table:table-cell>
          <table:table-cell table:style-name="ce1" table:formula="of:=([.$B$1]*[.D136])/256" office:value-type="float" office:value="29.8828125" calcext:value-type="float">
            <text:p>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7]*6"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table:formula="of:=[.B137]-([.C137]*256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7])*[.$B$1])/256" office:value-type="float" office:value="218.14453125" calcext:value-type="float">
            <text:p>218</text:p>
          </table:table-cell>
          <table:table-cell table:style-name="ce1" table:formula="of:=([.$B$1]*[.D137])/256" office:value-type="float" office:value="35.859375" calcext:value-type="float">
            <text:p>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8]*6"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table:formula="of:=[.B138]-([.C138]*256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8])*[.$B$1])/256" office:value-type="float" office:value="212.16796875" calcext:value-type="float">
            <text:p>212</text:p>
          </table:table-cell>
          <table:table-cell table:style-name="ce1" table:formula="of:=([.$B$1]*[.D138])/256" office:value-type="float" office:value="41.8359375" calcext:value-type="float">
            <text:p>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9]*6"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B139]-([.C139]*256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39])*[.$B$1])/256" office:value-type="float" office:value="206.19140625" calcext:value-type="float">
            <text:p>206</text:p>
          </table:table-cell>
          <table:table-cell table:style-name="ce1" table:formula="of:=([.$B$1]*[.D139])/256" office:value-type="float" office:value="47.8125" calcext:value-type="float">
            <text:p>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0]*6" office:value-type="float" office:value="822" calcext:value-type="float">
            <text:p>822</text:p>
          </table:table-cell>
          <table:table-cell office:value-type="float" office:value="3" calcext:value-type="float">
            <text:p>3</text:p>
          </table:table-cell>
          <table:table-cell table:formula="of:=[.B140]-([.C140]*256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0])*[.$B$1])/256" office:value-type="float" office:value="200.21484375" calcext:value-type="float">
            <text:p>200</text:p>
          </table:table-cell>
          <table:table-cell table:style-name="ce1" table:formula="of:=([.$B$1]*[.D140])/256" office:value-type="float" office:value="53.7890625" calcext:value-type="float">
            <text:p>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1]*6"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  <table:table-cell table:formula="of:=[.B141]-([.C141]*256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1])*[.$B$1])/256" office:value-type="float" office:value="194.23828125" calcext:value-type="float">
            <text:p>194</text:p>
          </table:table-cell>
          <table:table-cell table:style-name="ce1" table:formula="of:=([.$B$1]*[.D141])/256" office:value-type="float" office:value="59.765625" calcext:value-type="float">
            <text:p>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2]*6" office:value-type="float" office:value="834" calcext:value-type="float">
            <text:p>834</text:p>
          </table:table-cell>
          <table:table-cell office:value-type="float" office:value="3" calcext:value-type="float">
            <text:p>3</text:p>
          </table:table-cell>
          <table:table-cell table:formula="of:=[.B142]-([.C142]*256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2])*[.$B$1])/256" office:value-type="float" office:value="188.26171875" calcext:value-type="float">
            <text:p>188</text:p>
          </table:table-cell>
          <table:table-cell table:style-name="ce1" table:formula="of:=([.$B$1]*[.D142])/256" office:value-type="float" office:value="65.7421875" calcext:value-type="float">
            <text:p>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3]*6"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table:formula="of:=[.B143]-([.C143]*256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3])*[.$B$1])/256" office:value-type="float" office:value="182.28515625" calcext:value-type="float">
            <text:p>182</text:p>
          </table:table-cell>
          <table:table-cell table:style-name="ce1" table:formula="of:=([.$B$1]*[.D143])/256" office:value-type="float" office:value="71.71875" calcext:value-type="float">
            <text:p>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4]*6"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  <table:table-cell table:formula="of:=[.B144]-([.C144]*256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4])*[.$B$1])/256" office:value-type="float" office:value="176.30859375" calcext:value-type="float">
            <text:p>176</text:p>
          </table:table-cell>
          <table:table-cell table:style-name="ce1" table:formula="of:=([.$B$1]*[.D144])/256" office:value-type="float" office:value="77.6953125" calcext:value-type="float">
            <text:p>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5]*6"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table:formula="of:=[.B145]-([.C145]*256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5])*[.$B$1])/256" office:value-type="float" office:value="170.33203125" calcext:value-type="float">
            <text:p>170</text:p>
          </table:table-cell>
          <table:table-cell table:style-name="ce1" table:formula="of:=([.$B$1]*[.D145])/256" office:value-type="float" office:value="83.671875" calcext:value-type="float">
            <text:p>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6]*6" office:value-type="float" office:value="858" calcext:value-type="float">
            <text:p>858</text:p>
          </table:table-cell>
          <table:table-cell office:value-type="float" office:value="3" calcext:value-type="float">
            <text:p>3</text:p>
          </table:table-cell>
          <table:table-cell table:formula="of:=[.B146]-([.C146]*256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6])*[.$B$1])/256" office:value-type="float" office:value="164.35546875" calcext:value-type="float">
            <text:p>164</text:p>
          </table:table-cell>
          <table:table-cell table:style-name="ce1" table:formula="of:=([.$B$1]*[.D146])/256" office:value-type="float" office:value="89.6484375" calcext:value-type="float">
            <text:p>9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7]*6"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table:formula="of:=[.B147]-([.C147]*256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7])*[.$B$1])/256" office:value-type="float" office:value="158.37890625" calcext:value-type="float">
            <text:p>158</text:p>
          </table:table-cell>
          <table:table-cell table:style-name="ce1" table:formula="of:=([.$B$1]*[.D147])/256" office:value-type="float" office:value="95.625" calcext:value-type="float">
            <text:p>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8]*6"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table:formula="of:=[.B148]-([.C148]*256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8])*[.$B$1])/256" office:value-type="float" office:value="152.40234375" calcext:value-type="float">
            <text:p>152</text:p>
          </table:table-cell>
          <table:table-cell table:style-name="ce1" table:formula="of:=([.$B$1]*[.D148])/256" office:value-type="float" office:value="101.6015625" calcext:value-type="float">
            <text:p>10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9]*6" office:value-type="float" office:value="876" calcext:value-type="float">
            <text:p>876</text:p>
          </table:table-cell>
          <table:table-cell office:value-type="float" office:value="3" calcext:value-type="float">
            <text:p>3</text:p>
          </table:table-cell>
          <table:table-cell table:formula="of:=[.B149]-([.C149]*256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49])*[.$B$1])/256" office:value-type="float" office:value="146.42578125" calcext:value-type="float">
            <text:p>146</text:p>
          </table:table-cell>
          <table:table-cell table:style-name="ce1" table:formula="of:=([.$B$1]*[.D149])/256" office:value-type="float" office:value="107.578125" calcext:value-type="float">
            <text:p>1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0]*6"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table:formula="of:=[.B150]-([.C150]*256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0])*[.$B$1])/256" office:value-type="float" office:value="140.44921875" calcext:value-type="float">
            <text:p>140</text:p>
          </table:table-cell>
          <table:table-cell table:style-name="ce1" table:formula="of:=([.$B$1]*[.D150])/256" office:value-type="float" office:value="113.5546875" calcext:value-type="float">
            <text:p>1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1]*6" office:value-type="float" office:value="888" calcext:value-type="float">
            <text:p>888</text:p>
          </table:table-cell>
          <table:table-cell office:value-type="float" office:value="3" calcext:value-type="float">
            <text:p>3</text:p>
          </table:table-cell>
          <table:table-cell table:formula="of:=[.B151]-([.C151]*256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1])*[.$B$1])/256" office:value-type="float" office:value="134.47265625" calcext:value-type="float">
            <text:p>134</text:p>
          </table:table-cell>
          <table:table-cell table:style-name="ce1" table:formula="of:=([.$B$1]*[.D151])/256" office:value-type="float" office:value="119.53125" calcext:value-type="float">
            <text:p>12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2]*6"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table:formula="of:=[.B152]-([.C152]*256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2])*[.$B$1])/256" office:value-type="float" office:value="128.49609375" calcext:value-type="float">
            <text:p>128</text:p>
          </table:table-cell>
          <table:table-cell table:style-name="ce1" table:formula="of:=([.$B$1]*[.D152])/256" office:value-type="float" office:value="125.5078125" calcext:value-type="float">
            <text:p>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3]*6"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table:formula="of:=[.B153]-([.C153]*256)"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3])*[.$B$1])/256" office:value-type="float" office:value="377.51953125" calcext:value-type="float">
            <text:p>378</text:p>
          </table:table-cell>
          <table:table-cell table:style-name="ce1" table:formula="of:=([.$B$1]*[.D153])/256" office:value-type="float" office:value="-123.515625" calcext:value-type="float">
            <text:p>-1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4]*6"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table:formula="of:=[.B154]-([.C154]*256)"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4])*[.$B$1])/256" office:value-type="float" office:value="371.54296875" calcext:value-type="float">
            <text:p>372</text:p>
          </table:table-cell>
          <table:table-cell table:style-name="ce1" table:formula="of:=([.$B$1]*[.D154])/256" office:value-type="float" office:value="-117.5390625" calcext:value-type="float">
            <text:p>-1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5]*6"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table:formula="of:=[.B155]-([.C155]*256)"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5])*[.$B$1])/256" office:value-type="float" office:value="365.56640625" calcext:value-type="float">
            <text:p>366</text:p>
          </table:table-cell>
          <table:table-cell table:style-name="ce1" table:formula="of:=([.$B$1]*[.D155])/256" office:value-type="float" office:value="-111.5625" calcext:value-type="float">
            <text:p>-11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6]*6"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table:formula="of:=[.B156]-([.C156]*256)" office:value-type="float" office:value="-106" calcext:value-type="float">
            <text:p>-10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6])*[.$B$1])/256" office:value-type="float" office:value="359.58984375" calcext:value-type="float">
            <text:p>360</text:p>
          </table:table-cell>
          <table:table-cell table:style-name="ce1" table:formula="of:=([.$B$1]*[.D156])/256" office:value-type="float" office:value="-105.5859375" calcext:value-type="float">
            <text:p>-1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7]*6" office:value-type="float" office:value="924" calcext:value-type="float">
            <text:p>924</text:p>
          </table:table-cell>
          <table:table-cell office:value-type="float" office:value="4" calcext:value-type="float">
            <text:p>4</text:p>
          </table:table-cell>
          <table:table-cell table:formula="of:=[.B157]-([.C157]*256)"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7])*[.$B$1])/256" office:value-type="float" office:value="353.61328125" calcext:value-type="float">
            <text:p>354</text:p>
          </table:table-cell>
          <table:table-cell table:style-name="ce1" table:formula="of:=([.$B$1]*[.D157])/256" office:value-type="float" office:value="-99.609375" calcext:value-type="float">
            <text:p>-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8]*6"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table:formula="of:=[.B158]-([.C158]*256)"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8])*[.$B$1])/256" office:value-type="float" office:value="347.63671875" calcext:value-type="float">
            <text:p>348</text:p>
          </table:table-cell>
          <table:table-cell table:style-name="ce1" table:formula="of:=([.$B$1]*[.D158])/256" office:value-type="float" office:value="-93.6328125" calcext:value-type="float">
            <text:p>-9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9]*6" office:value-type="float" office:value="936" calcext:value-type="float">
            <text:p>936</text:p>
          </table:table-cell>
          <table:table-cell office:value-type="float" office:value="4" calcext:value-type="float">
            <text:p>4</text:p>
          </table:table-cell>
          <table:table-cell table:formula="of:=[.B159]-([.C159]*256)"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59])*[.$B$1])/256" office:value-type="float" office:value="341.66015625" calcext:value-type="float">
            <text:p>342</text:p>
          </table:table-cell>
          <table:table-cell table:style-name="ce1" table:formula="of:=([.$B$1]*[.D159])/256" office:value-type="float" office:value="-87.65625" calcext:value-type="float">
            <text:p>-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60]*6" office:value-type="float" office:value="942" calcext:value-type="float">
            <text:p>942</text:p>
          </table:table-cell>
          <table:table-cell office:value-type="float" office:value="4" calcext:value-type="float">
            <text:p>4</text:p>
          </table:table-cell>
          <table:table-cell table:formula="of:=[.B160]-([.C160]*256)"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0])*[.$B$1])/256" office:value-type="float" office:value="335.68359375" calcext:value-type="float">
            <text:p>336</text:p>
          </table:table-cell>
          <table:table-cell table:style-name="ce1" table:formula="of:=([.$B$1]*[.D160])/256" office:value-type="float" office:value="-81.6796875" calcext:value-type="float">
            <text:p>-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1]*6"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formula="of:=[.B161]-([.C161]*256)" office:value-type="float" office:value="-76" calcext:value-type="float">
            <text:p>-7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1])*[.$B$1])/256" office:value-type="float" office:value="329.70703125" calcext:value-type="float">
            <text:p>330</text:p>
          </table:table-cell>
          <table:table-cell table:style-name="ce1" table:formula="of:=([.$B$1]*[.D161])/256" office:value-type="float" office:value="-75.703125" calcext:value-type="float">
            <text:p>-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2]*6"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formula="of:=[.B162]-([.C162]*256)"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2])*[.$B$1])/256" office:value-type="float" office:value="323.73046875" calcext:value-type="float">
            <text:p>324</text:p>
          </table:table-cell>
          <table:table-cell table:style-name="ce1" table:formula="of:=([.$B$1]*[.D162])/256" office:value-type="float" office:value="-69.7265625" calcext:value-type="float">
            <text:p>-7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3]*6"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table:formula="of:=[.B163]-([.C163]*256)"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3])*[.$B$1])/256" office:value-type="float" office:value="317.75390625" calcext:value-type="float">
            <text:p>318</text:p>
          </table:table-cell>
          <table:table-cell table:style-name="ce1" table:formula="of:=([.$B$1]*[.D163])/256" office:value-type="float" office:value="-63.75" calcext:value-type="float">
            <text:p>-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4]*6" office:value-type="float" office:value="966" calcext:value-type="float">
            <text:p>966</text:p>
          </table:table-cell>
          <table:table-cell office:value-type="float" office:value="4" calcext:value-type="float">
            <text:p>4</text:p>
          </table:table-cell>
          <table:table-cell table:formula="of:=[.B164]-([.C164]*256)" office:value-type="float" office:value="-58" calcext:value-type="float">
            <text:p>-5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4])*[.$B$1])/256" office:value-type="float" office:value="311.77734375" calcext:value-type="float">
            <text:p>312</text:p>
          </table:table-cell>
          <table:table-cell table:style-name="ce1" table:formula="of:=([.$B$1]*[.D164])/256" office:value-type="float" office:value="-57.7734375" calcext:value-type="float">
            <text:p>-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5]*6"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table:formula="of:=[.B165]-([.C165]*256)"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5])*[.$B$1])/256" office:value-type="float" office:value="305.80078125" calcext:value-type="float">
            <text:p>306</text:p>
          </table:table-cell>
          <table:table-cell table:style-name="ce1" table:formula="of:=([.$B$1]*[.D165])/256" office:value-type="float" office:value="-51.796875" calcext:value-type="float">
            <text:p>-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6]*6"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table:formula="of:=[.B166]-([.C166]*256)"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6])*[.$B$1])/256" office:value-type="float" office:value="299.82421875" calcext:value-type="float">
            <text:p>300</text:p>
          </table:table-cell>
          <table:table-cell table:style-name="ce1" table:formula="of:=([.$B$1]*[.D166])/256" office:value-type="float" office:value="-45.8203125" calcext:value-type="float">
            <text:p>-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7]*6"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formula="of:=[.B167]-([.C167]*256)"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7])*[.$B$1])/256" office:value-type="float" office:value="293.84765625" calcext:value-type="float">
            <text:p>294</text:p>
          </table:table-cell>
          <table:table-cell table:style-name="ce1" table:formula="of:=([.$B$1]*[.D167])/256" office:value-type="float" office:value="-39.84375" calcext:value-type="float">
            <text:p>-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8]*6"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table:formula="of:=[.B168]-([.C168]*256)"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8])*[.$B$1])/256" office:value-type="float" office:value="287.87109375" calcext:value-type="float">
            <text:p>288</text:p>
          </table:table-cell>
          <table:table-cell table:style-name="ce1" table:formula="of:=([.$B$1]*[.D168])/256" office:value-type="float" office:value="-33.8671875" calcext:value-type="float">
            <text:p>-3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9]*6"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formula="of:=[.B169]-([.C169]*256)"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69])*[.$B$1])/256" office:value-type="float" office:value="281.89453125" calcext:value-type="float">
            <text:p>282</text:p>
          </table:table-cell>
          <table:table-cell table:style-name="ce1" table:formula="of:=([.$B$1]*[.D169])/256" office:value-type="float" office:value="-27.890625" calcext:value-type="float">
            <text:p>-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70]*6" office:value-type="float" office:value="1002" calcext:value-type="float">
            <text:p>1002</text:p>
          </table:table-cell>
          <table:table-cell office:value-type="float" office:value="4" calcext:value-type="float">
            <text:p>4</text:p>
          </table:table-cell>
          <table:table-cell table:formula="of:=[.B170]-([.C170]*256)"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0])*[.$B$1])/256" office:value-type="float" office:value="275.91796875" calcext:value-type="float">
            <text:p>276</text:p>
          </table:table-cell>
          <table:table-cell table:style-name="ce1" table:formula="of:=([.$B$1]*[.D170])/256" office:value-type="float" office:value="-21.9140625" calcext:value-type="float">
            <text:p>-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1]*6"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table:formula="of:=[.B171]-([.C171]*256)"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1])*[.$B$1])/256" office:value-type="float" office:value="269.94140625" calcext:value-type="float">
            <text:p>270</text:p>
          </table:table-cell>
          <table:table-cell table:style-name="ce1" table:formula="of:=([.$B$1]*[.D171])/256" office:value-type="float" office:value="-15.9375" calcext:value-type="float">
            <text:p>-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2]*6" office:value-type="float" office:value="1014" calcext:value-type="float">
            <text:p>1014</text:p>
          </table:table-cell>
          <table:table-cell office:value-type="float" office:value="4" calcext:value-type="float">
            <text:p>4</text:p>
          </table:table-cell>
          <table:table-cell table:formula="of:=[.B172]-([.C172]*256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2])*[.$B$1])/256" office:value-type="float" office:value="263.96484375" calcext:value-type="float">
            <text:p>264</text:p>
          </table:table-cell>
          <table:table-cell table:style-name="ce1" table:formula="of:=([.$B$1]*[.D172])/256" office:value-type="float" office:value="-9.9609375" calcext:value-type="float">
            <text:p>-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3]*6"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table:formula="of:=[.B173]-([.C173]*256)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3])*[.$B$1])/256" office:value-type="float" office:value="257.98828125" calcext:value-type="float">
            <text:p>258</text:p>
          </table:table-cell>
          <table:table-cell table:style-name="ce1" table:formula="of:=([.$B$1]*[.D173])/256" office:value-type="float" office:value="-3.984375" calcext:value-type="float">
            <text:p>-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4]*6"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table:formula="of:=[.B174]-([.C174]*256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4])*[.$B$1])/256" office:value-type="float" office:value="252.01171875" calcext:value-type="float">
            <text:p>252</text:p>
          </table:table-cell>
          <table:table-cell table:style-name="ce1" table:formula="of:=([.$B$1]*[.D174])/256" office:value-type="float" office:value="1.9921875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5]*6"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table:formula="of:=[.B175]-([.C175]*256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5])*[.$B$1])/256" office:value-type="float" office:value="246.03515625" calcext:value-type="float">
            <text:p>246</text:p>
          </table:table-cell>
          <table:table-cell table:style-name="ce1" table:formula="of:=([.$B$1]*[.D175])/256" office:value-type="float" office:value="7.96875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6]*6"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  <table:table-cell table:formula="of:=[.B176]-([.C176]*256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6])*[.$B$1])/256" office:value-type="float" office:value="240.05859375" calcext:value-type="float">
            <text:p>240</text:p>
          </table:table-cell>
          <table:table-cell table:style-name="ce1" table:formula="of:=([.$B$1]*[.D176])/256" office:value-type="float" office:value="13.9453125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7]*6"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table:formula="of:=[.B177]-([.C177]*256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7])*[.$B$1])/256" office:value-type="float" office:value="234.08203125" calcext:value-type="float">
            <text:p>234</text:p>
          </table:table-cell>
          <table:table-cell table:style-name="ce1" table:formula="of:=([.$B$1]*[.D177])/256" office:value-type="float" office:value="19.921875" calcext:value-type="float">
            <text:p>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8]*6"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table:formula="of:=[.B178]-([.C178]*25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8])*[.$B$1])/256" office:value-type="float" office:value="228.10546875" calcext:value-type="float">
            <text:p>228</text:p>
          </table:table-cell>
          <table:table-cell table:style-name="ce1" table:formula="of:=([.$B$1]*[.D178])/256" office:value-type="float" office:value="25.8984375" calcext:value-type="float">
            <text:p>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9]*6" office:value-type="float" office:value="1056" calcext:value-type="float">
            <text:p>1056</text:p>
          </table:table-cell>
          <table:table-cell office:value-type="float" office:value="4" calcext:value-type="float">
            <text:p>4</text:p>
          </table:table-cell>
          <table:table-cell table:formula="of:=[.B179]-([.C179]*256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79])*[.$B$1])/256" office:value-type="float" office:value="222.12890625" calcext:value-type="float">
            <text:p>222</text:p>
          </table:table-cell>
          <table:table-cell table:style-name="ce1" table:formula="of:=([.$B$1]*[.D179])/256" office:value-type="float" office:value="31.875" calcext:value-type="float">
            <text:p>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80]*6"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table:formula="of:=[.B180]-([.C180]*256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0])*[.$B$1])/256" office:value-type="float" office:value="216.15234375" calcext:value-type="float">
            <text:p>216</text:p>
          </table:table-cell>
          <table:table-cell table:style-name="ce1" table:formula="of:=([.$B$1]*[.D180])/256" office:value-type="float" office:value="37.8515625" calcext:value-type="float">
            <text:p>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1]*6"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table:formula="of:=[.B181]-([.C181]*256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1])*[.$B$1])/256" office:value-type="float" office:value="210.17578125" calcext:value-type="float">
            <text:p>210</text:p>
          </table:table-cell>
          <table:table-cell table:style-name="ce1" table:formula="of:=([.$B$1]*[.D181])/256" office:value-type="float" office:value="43.828125" calcext:value-type="float">
            <text:p>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2]*6" office:value-type="float" office:value="1074" calcext:value-type="float">
            <text:p>1074</text:p>
          </table:table-cell>
          <table:table-cell office:value-type="float" office:value="4" calcext:value-type="float">
            <text:p>4</text:p>
          </table:table-cell>
          <table:table-cell table:formula="of:=[.B182]-([.C182]*256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2])*[.$B$1])/256" office:value-type="float" office:value="204.19921875" calcext:value-type="float">
            <text:p>204</text:p>
          </table:table-cell>
          <table:table-cell table:style-name="ce1" table:formula="of:=([.$B$1]*[.D182])/256" office:value-type="float" office:value="49.8046875" calcext:value-type="float">
            <text:p>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3]*6"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table:formula="of:=[.B183]-([.C183]*256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3])*[.$B$1])/256" office:value-type="float" office:value="198.22265625" calcext:value-type="float">
            <text:p>198</text:p>
          </table:table-cell>
          <table:table-cell table:style-name="ce1" table:formula="of:=([.$B$1]*[.D183])/256" office:value-type="float" office:value="55.78125" calcext:value-type="float">
            <text:p>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4]*6"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  <table:table-cell table:formula="of:=[.B184]-([.C184]*25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4])*[.$B$1])/256" office:value-type="float" office:value="192.24609375" calcext:value-type="float">
            <text:p>192</text:p>
          </table:table-cell>
          <table:table-cell table:style-name="ce1" table:formula="of:=([.$B$1]*[.D184])/256" office:value-type="float" office:value="61.7578125" calcext:value-type="float">
            <text:p>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5]*6"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table:formula="of:=[.B185]-([.C185]*256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5])*[.$B$1])/256" office:value-type="float" office:value="186.26953125" calcext:value-type="float">
            <text:p>186</text:p>
          </table:table-cell>
          <table:table-cell table:style-name="ce1" table:formula="of:=([.$B$1]*[.D185])/256" office:value-type="float" office:value="67.734375" calcext:value-type="float">
            <text:p>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6]*6" office:value-type="float" office:value="1098" calcext:value-type="float">
            <text:p>1098</text:p>
          </table:table-cell>
          <table:table-cell office:value-type="float" office:value="4" calcext:value-type="float">
            <text:p>4</text:p>
          </table:table-cell>
          <table:table-cell table:formula="of:=[.B186]-([.C186]*256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6])*[.$B$1])/256" office:value-type="float" office:value="180.29296875" calcext:value-type="float">
            <text:p>180</text:p>
          </table:table-cell>
          <table:table-cell table:style-name="ce1" table:formula="of:=([.$B$1]*[.D186])/256" office:value-type="float" office:value="73.7109375" calcext:value-type="float">
            <text:p>7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7]*6" office:value-type="float" office:value="1104" calcext:value-type="float">
            <text:p>1104</text:p>
          </table:table-cell>
          <table:table-cell office:value-type="float" office:value="4" calcext:value-type="float">
            <text:p>4</text:p>
          </table:table-cell>
          <table:table-cell table:formula="of:=[.B187]-([.C187]*256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7])*[.$B$1])/256" office:value-type="float" office:value="174.31640625" calcext:value-type="float">
            <text:p>174</text:p>
          </table:table-cell>
          <table:table-cell table:style-name="ce1" table:formula="of:=([.$B$1]*[.D187])/256" office:value-type="float" office:value="79.6875" calcext:value-type="float">
            <text:p>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8]*6"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table:formula="of:=[.B188]-([.C188]*256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8])*[.$B$1])/256" office:value-type="float" office:value="168.33984375" calcext:value-type="float">
            <text:p>168</text:p>
          </table:table-cell>
          <table:table-cell table:style-name="ce1" table:formula="of:=([.$B$1]*[.D188])/256" office:value-type="float" office:value="85.6640625" calcext:value-type="float">
            <text:p>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9]*6"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table:formula="of:=[.B189]-([.C189]*256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89])*[.$B$1])/256" office:value-type="float" office:value="162.36328125" calcext:value-type="float">
            <text:p>162</text:p>
          </table:table-cell>
          <table:table-cell table:style-name="ce1" table:formula="of:=([.$B$1]*[.D189])/256" office:value-type="float" office:value="91.640625" calcext:value-type="float">
            <text:p>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90]*6"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  <table:table-cell table:formula="of:=[.B190]-([.C190]*256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0])*[.$B$1])/256" office:value-type="float" office:value="156.38671875" calcext:value-type="float">
            <text:p>156</text:p>
          </table:table-cell>
          <table:table-cell table:style-name="ce1" table:formula="of:=([.$B$1]*[.D190])/256" office:value-type="float" office:value="97.6171875" calcext:value-type="float">
            <text:p>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1]*6" office:value-type="float" office:value="1128" calcext:value-type="float">
            <text:p>1128</text:p>
          </table:table-cell>
          <table:table-cell office:value-type="float" office:value="4" calcext:value-type="float">
            <text:p>4</text:p>
          </table:table-cell>
          <table:table-cell table:formula="of:=[.B191]-([.C191]*256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1])*[.$B$1])/256" office:value-type="float" office:value="150.41015625" calcext:value-type="float">
            <text:p>150</text:p>
          </table:table-cell>
          <table:table-cell table:style-name="ce1" table:formula="of:=([.$B$1]*[.D191])/256" office:value-type="float" office:value="103.59375" calcext:value-type="float">
            <text:p>1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2]*6" office:value-type="float" office:value="1134" calcext:value-type="float">
            <text:p>1134</text:p>
          </table:table-cell>
          <table:table-cell office:value-type="float" office:value="4" calcext:value-type="float">
            <text:p>4</text:p>
          </table:table-cell>
          <table:table-cell table:formula="of:=[.B192]-([.C192]*256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2])*[.$B$1])/256" office:value-type="float" office:value="144.43359375" calcext:value-type="float">
            <text:p>144</text:p>
          </table:table-cell>
          <table:table-cell table:style-name="ce1" table:formula="of:=([.$B$1]*[.D192])/256" office:value-type="float" office:value="109.5703125" calcext:value-type="float">
            <text:p>1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3]*6"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table:formula="of:=[.B193]-([.C193]*256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3])*[.$B$1])/256" office:value-type="float" office:value="138.45703125" calcext:value-type="float">
            <text:p>138</text:p>
          </table:table-cell>
          <table:table-cell table:style-name="ce1" table:formula="of:=([.$B$1]*[.D193])/256" office:value-type="float" office:value="115.546875" calcext:value-type="float">
            <text:p>1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4]*6" office:value-type="float" office:value="1146" calcext:value-type="float">
            <text:p>1146</text:p>
          </table:table-cell>
          <table:table-cell office:value-type="float" office:value="4" calcext:value-type="float">
            <text:p>4</text:p>
          </table:table-cell>
          <table:table-cell table:formula="of:=[.B194]-([.C194]*256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4])*[.$B$1])/256" office:value-type="float" office:value="132.48046875" calcext:value-type="float">
            <text:p>132</text:p>
          </table:table-cell>
          <table:table-cell table:style-name="ce1" table:formula="of:=([.$B$1]*[.D194])/256" office:value-type="float" office:value="121.5234375" calcext:value-type="float">
            <text:p>1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5]*6"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table:formula="of:=[.B195]-([.C195]*256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5])*[.$B$1])/256" office:value-type="float" office:value="126.50390625" calcext:value-type="float">
            <text:p>127</text:p>
          </table:table-cell>
          <table:table-cell table:style-name="ce1" table:formula="of:=([.$B$1]*[.D195])/256" office:value-type="float" office:value="127.5" calcext:value-type="float">
            <text:p>1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6]*6" office:value-type="float" office:value="1158" calcext:value-type="float">
            <text:p>1158</text:p>
          </table:table-cell>
          <table:table-cell office:value-type="float" office:value="5" calcext:value-type="float">
            <text:p>5</text:p>
          </table:table-cell>
          <table:table-cell table:formula="of:=[.B196]-([.C196]*256)" office:value-type="float" office:value="-122" calcext:value-type="float">
            <text:p>-1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6])*[.$B$1])/256" office:value-type="float" office:value="375.52734375" calcext:value-type="float">
            <text:p>376</text:p>
          </table:table-cell>
          <table:table-cell table:style-name="ce1" table:formula="of:=([.$B$1]*[.D196])/256" office:value-type="float" office:value="-121.5234375" calcext:value-type="float">
            <text:p>-1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7]*6"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table:formula="of:=[.B197]-([.C197]*256)" office:value-type="float" office:value="-116" calcext:value-type="float">
            <text:p>-1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7])*[.$B$1])/256" office:value-type="float" office:value="369.55078125" calcext:value-type="float">
            <text:p>370</text:p>
          </table:table-cell>
          <table:table-cell table:style-name="ce1" table:formula="of:=([.$B$1]*[.D197])/256" office:value-type="float" office:value="-115.546875" calcext:value-type="float">
            <text:p>-1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8]*6" office:value-type="float" office:value="1170" calcext:value-type="float">
            <text:p>1170</text:p>
          </table:table-cell>
          <table:table-cell office:value-type="float" office:value="5" calcext:value-type="float">
            <text:p>5</text:p>
          </table:table-cell>
          <table:table-cell table:formula="of:=[.B198]-([.C198]*256)" office:value-type="float" office:value="-110" calcext:value-type="float">
            <text:p>-1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8])*[.$B$1])/256" office:value-type="float" office:value="363.57421875" calcext:value-type="float">
            <text:p>364</text:p>
          </table:table-cell>
          <table:table-cell table:style-name="ce1" table:formula="of:=([.$B$1]*[.D198])/256" office:value-type="float" office:value="-109.5703125" calcext:value-type="float">
            <text:p>-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9]*6" office:value-type="float" office:value="1176" calcext:value-type="float">
            <text:p>1176</text:p>
          </table:table-cell>
          <table:table-cell office:value-type="float" office:value="5" calcext:value-type="float">
            <text:p>5</text:p>
          </table:table-cell>
          <table:table-cell table:formula="of:=[.B199]-([.C199]*256)"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199])*[.$B$1])/256" office:value-type="float" office:value="357.59765625" calcext:value-type="float">
            <text:p>358</text:p>
          </table:table-cell>
          <table:table-cell table:style-name="ce1" table:formula="of:=([.$B$1]*[.D199])/256" office:value-type="float" office:value="-103.59375" calcext:value-type="float">
            <text:p>-1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00]*6"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table:formula="of:=[.B200]-([.C200]*256)"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0])*[.$B$1])/256" office:value-type="float" office:value="351.62109375" calcext:value-type="float">
            <text:p>352</text:p>
          </table:table-cell>
          <table:table-cell table:style-name="ce1" table:formula="of:=([.$B$1]*[.D200])/256" office:value-type="float" office:value="-97.6171875" calcext:value-type="float">
            <text:p>-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1]*6" office:value-type="float" office:value="1188" calcext:value-type="float">
            <text:p>1188</text:p>
          </table:table-cell>
          <table:table-cell office:value-type="float" office:value="5" calcext:value-type="float">
            <text:p>5</text:p>
          </table:table-cell>
          <table:table-cell table:formula="of:=[.B201]-([.C201]*256)"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1])*[.$B$1])/256" office:value-type="float" office:value="345.64453125" calcext:value-type="float">
            <text:p>346</text:p>
          </table:table-cell>
          <table:table-cell table:style-name="ce1" table:formula="of:=([.$B$1]*[.D201])/256" office:value-type="float" office:value="-91.640625" calcext:value-type="float">
            <text:p>-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2]*6" office:value-type="float" office:value="1194" calcext:value-type="float">
            <text:p>1194</text:p>
          </table:table-cell>
          <table:table-cell office:value-type="float" office:value="5" calcext:value-type="float">
            <text:p>5</text:p>
          </table:table-cell>
          <table:table-cell table:formula="of:=[.B202]-([.C202]*256)"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2])*[.$B$1])/256" office:value-type="float" office:value="339.66796875" calcext:value-type="float">
            <text:p>340</text:p>
          </table:table-cell>
          <table:table-cell table:style-name="ce1" table:formula="of:=([.$B$1]*[.D202])/256" office:value-type="float" office:value="-85.6640625" calcext:value-type="float">
            <text:p>-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3]*6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.B203]-([.C203]*256)"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3])*[.$B$1])/256" office:value-type="float" office:value="333.69140625" calcext:value-type="float">
            <text:p>334</text:p>
          </table:table-cell>
          <table:table-cell table:style-name="ce1" table:formula="of:=([.$B$1]*[.D203])/256" office:value-type="float" office:value="-79.6875" calcext:value-type="float">
            <text:p>-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4]*6" office:value-type="float" office:value="1206" calcext:value-type="float">
            <text:p>1206</text:p>
          </table:table-cell>
          <table:table-cell office:value-type="float" office:value="5" calcext:value-type="float">
            <text:p>5</text:p>
          </table:table-cell>
          <table:table-cell table:formula="of:=[.B204]-([.C204]*256)"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4])*[.$B$1])/256" office:value-type="float" office:value="327.71484375" calcext:value-type="float">
            <text:p>328</text:p>
          </table:table-cell>
          <table:table-cell table:style-name="ce1" table:formula="of:=([.$B$1]*[.D204])/256" office:value-type="float" office:value="-73.7109375" calcext:value-type="float">
            <text:p>-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5]*6" office:value-type="float" office:value="1212" calcext:value-type="float">
            <text:p>1212</text:p>
          </table:table-cell>
          <table:table-cell office:value-type="float" office:value="5" calcext:value-type="float">
            <text:p>5</text:p>
          </table:table-cell>
          <table:table-cell table:formula="of:=[.B205]-([.C205]*256)"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5])*[.$B$1])/256" office:value-type="float" office:value="321.73828125" calcext:value-type="float">
            <text:p>322</text:p>
          </table:table-cell>
          <table:table-cell table:style-name="ce1" table:formula="of:=([.$B$1]*[.D205])/256" office:value-type="float" office:value="-67.734375" calcext:value-type="float">
            <text:p>-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6]*6" office:value-type="float" office:value="1218" calcext:value-type="float">
            <text:p>1218</text:p>
          </table:table-cell>
          <table:table-cell office:value-type="float" office:value="5" calcext:value-type="float">
            <text:p>5</text:p>
          </table:table-cell>
          <table:table-cell table:formula="of:=[.B206]-([.C206]*256)"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6])*[.$B$1])/256" office:value-type="float" office:value="315.76171875" calcext:value-type="float">
            <text:p>316</text:p>
          </table:table-cell>
          <table:table-cell table:style-name="ce1" table:formula="of:=([.$B$1]*[.D206])/256" office:value-type="float" office:value="-61.7578125" calcext:value-type="float">
            <text:p>-6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7]*6" office:value-type="float" office:value="1224" calcext:value-type="float">
            <text:p>1224</text:p>
          </table:table-cell>
          <table:table-cell office:value-type="float" office:value="5" calcext:value-type="float">
            <text:p>5</text:p>
          </table:table-cell>
          <table:table-cell table:formula="of:=[.B207]-([.C207]*256)" office:value-type="float" office:value="-56" calcext:value-type="float">
            <text:p>-5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7])*[.$B$1])/256" office:value-type="float" office:value="309.78515625" calcext:value-type="float">
            <text:p>310</text:p>
          </table:table-cell>
          <table:table-cell table:style-name="ce1" table:formula="of:=([.$B$1]*[.D207])/256" office:value-type="float" office:value="-55.78125" calcext:value-type="float">
            <text:p>-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8]*6" office:value-type="float" office:value="1230" calcext:value-type="float">
            <text:p>1230</text:p>
          </table:table-cell>
          <table:table-cell office:value-type="float" office:value="5" calcext:value-type="float">
            <text:p>5</text:p>
          </table:table-cell>
          <table:table-cell table:formula="of:=[.B208]-([.C208]*256)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8])*[.$B$1])/256" office:value-type="float" office:value="303.80859375" calcext:value-type="float">
            <text:p>304</text:p>
          </table:table-cell>
          <table:table-cell table:style-name="ce1" table:formula="of:=([.$B$1]*[.D208])/256" office:value-type="float" office:value="-49.8046875" calcext:value-type="float">
            <text:p>-5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9]*6"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table:formula="of:=[.B209]-([.C209]*256)"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09])*[.$B$1])/256" office:value-type="float" office:value="297.83203125" calcext:value-type="float">
            <text:p>298</text:p>
          </table:table-cell>
          <table:table-cell table:style-name="ce1" table:formula="of:=([.$B$1]*[.D209])/256" office:value-type="float" office:value="-43.828125" calcext:value-type="float">
            <text:p>-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10]*6" office:value-type="float" office:value="1242" calcext:value-type="float">
            <text:p>1242</text:p>
          </table:table-cell>
          <table:table-cell office:value-type="float" office:value="5" calcext:value-type="float">
            <text:p>5</text:p>
          </table:table-cell>
          <table:table-cell table:formula="of:=[.B210]-([.C210]*256)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0])*[.$B$1])/256" office:value-type="float" office:value="291.85546875" calcext:value-type="float">
            <text:p>292</text:p>
          </table:table-cell>
          <table:table-cell table:style-name="ce1" table:formula="of:=([.$B$1]*[.D210])/256" office:value-type="float" office:value="-37.8515625" calcext:value-type="float">
            <text:p>-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1]*6" office:value-type="float" office:value="1248" calcext:value-type="float">
            <text:p>1248</text:p>
          </table:table-cell>
          <table:table-cell office:value-type="float" office:value="5" calcext:value-type="float">
            <text:p>5</text:p>
          </table:table-cell>
          <table:table-cell table:formula="of:=[.B211]-([.C211]*256)"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1])*[.$B$1])/256" office:value-type="float" office:value="285.87890625" calcext:value-type="float">
            <text:p>286</text:p>
          </table:table-cell>
          <table:table-cell table:style-name="ce1" table:formula="of:=([.$B$1]*[.D211])/256" office:value-type="float" office:value="-31.875" calcext:value-type="float">
            <text:p>-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2]*6" office:value-type="float" office:value="1254" calcext:value-type="float">
            <text:p>1254</text:p>
          </table:table-cell>
          <table:table-cell office:value-type="float" office:value="5" calcext:value-type="float">
            <text:p>5</text:p>
          </table:table-cell>
          <table:table-cell table:formula="of:=[.B212]-([.C212]*256)"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2])*[.$B$1])/256" office:value-type="float" office:value="279.90234375" calcext:value-type="float">
            <text:p>280</text:p>
          </table:table-cell>
          <table:table-cell table:style-name="ce1" table:formula="of:=([.$B$1]*[.D212])/256" office:value-type="float" office:value="-25.8984375" calcext:value-type="float">
            <text:p>-2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3]*6"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table:formula="of:=[.B213]-([.C213]*256)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3])*[.$B$1])/256" office:value-type="float" office:value="273.92578125" calcext:value-type="float">
            <text:p>274</text:p>
          </table:table-cell>
          <table:table-cell table:style-name="ce1" table:formula="of:=([.$B$1]*[.D213])/256" office:value-type="float" office:value="-19.921875" calcext:value-type="float">
            <text:p>-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4]*6" office:value-type="float" office:value="1266" calcext:value-type="float">
            <text:p>1266</text:p>
          </table:table-cell>
          <table:table-cell office:value-type="float" office:value="5" calcext:value-type="float">
            <text:p>5</text:p>
          </table:table-cell>
          <table:table-cell table:formula="of:=[.B214]-([.C214]*256)"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4])*[.$B$1])/256" office:value-type="float" office:value="267.94921875" calcext:value-type="float">
            <text:p>268</text:p>
          </table:table-cell>
          <table:table-cell table:style-name="ce1" table:formula="of:=([.$B$1]*[.D214])/256" office:value-type="float" office:value="-13.9453125" calcext:value-type="float">
            <text:p>-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5]*6"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table:formula="of:=[.B215]-([.C215]*256)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5])*[.$B$1])/256" office:value-type="float" office:value="261.97265625" calcext:value-type="float">
            <text:p>262</text:p>
          </table:table-cell>
          <table:table-cell table:style-name="ce1" table:formula="of:=([.$B$1]*[.D215])/256" office:value-type="float" office:value="-7.96875" calcext:value-type="float">
            <text:p>-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6]*6" office:value-type="float" office:value="1278" calcext:value-type="float">
            <text:p>1278</text:p>
          </table:table-cell>
          <table:table-cell office:value-type="float" office:value="5" calcext:value-type="float">
            <text:p>5</text:p>
          </table:table-cell>
          <table:table-cell table:formula="of:=[.B216]-([.C216]*256)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6])*[.$B$1])/256" office:value-type="float" office:value="255.99609375" calcext:value-type="float">
            <text:p>256</text:p>
          </table:table-cell>
          <table:table-cell table:style-name="ce1" table:formula="of:=([.$B$1]*[.D216])/256" office:value-type="float" office:value="-1.9921875" calcext:value-type="float">
            <text:p>-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7]*6" office:value-type="float" office:value="1284" calcext:value-type="float">
            <text:p>1284</text:p>
          </table:table-cell>
          <table:table-cell office:value-type="float" office:value="5" calcext:value-type="float">
            <text:p>5</text:p>
          </table:table-cell>
          <table:table-cell table:formula="of:=[.B217]-([.C217]*256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7])*[.$B$1])/256" office:value-type="float" office:value="250.01953125" calcext:value-type="float">
            <text:p>250</text:p>
          </table:table-cell>
          <table:table-cell table:style-name="ce1" table:formula="of:=([.$B$1]*[.D217])/256" office:value-type="float" office:value="3.984375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8]*6" office:value-type="float" office:value="1290" calcext:value-type="float">
            <text:p>1290</text:p>
          </table:table-cell>
          <table:table-cell office:value-type="float" office:value="5" calcext:value-type="float">
            <text:p>5</text:p>
          </table:table-cell>
          <table:table-cell table:formula="of:=[.B218]-([.C218]*256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8])*[.$B$1])/256" office:value-type="float" office:value="244.04296875" calcext:value-type="float">
            <text:p>244</text:p>
          </table:table-cell>
          <table:table-cell table:style-name="ce1" table:formula="of:=([.$B$1]*[.D218])/256" office:value-type="float" office:value="9.9609375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9]*6" office:value-type="float" office:value="1296" calcext:value-type="float">
            <text:p>1296</text:p>
          </table:table-cell>
          <table:table-cell office:value-type="float" office:value="5" calcext:value-type="float">
            <text:p>5</text:p>
          </table:table-cell>
          <table:table-cell table:formula="of:=[.B219]-([.C219]*256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19])*[.$B$1])/256" office:value-type="float" office:value="238.06640625" calcext:value-type="float">
            <text:p>238</text:p>
          </table:table-cell>
          <table:table-cell table:style-name="ce1" table:formula="of:=([.$B$1]*[.D219])/256" office:value-type="float" office:value="15.9375" calcext:value-type="float">
            <text:p>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20]*6" office:value-type="float" office:value="1302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formula="of:=[.B220]-([.C220]*256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0])*[.$B$1])/256" office:value-type="float" office:value="232.08984375" calcext:value-type="float">
            <text:p>232</text:p>
          </table:table-cell>
          <table:table-cell table:style-name="ce1" table:formula="of:=([.$B$1]*[.D220])/256" office:value-type="float" office:value="21.9140625" calcext:value-type="float">
            <text:p>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1]*6" office:value-type="float" office:value="1308" calcext:value-type="float">
            <text:p>1308</text:p>
          </table:table-cell>
          <table:table-cell office:value-type="float" office:value="5" calcext:value-type="float">
            <text:p>5</text:p>
          </table:table-cell>
          <table:table-cell table:formula="of:=[.B221]-([.C221]*256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1])*[.$B$1])/256" office:value-type="float" office:value="226.11328125" calcext:value-type="float">
            <text:p>226</text:p>
          </table:table-cell>
          <table:table-cell table:style-name="ce1" table:formula="of:=([.$B$1]*[.D221])/256" office:value-type="float" office:value="27.890625" calcext:value-type="float">
            <text:p>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2]*6" office:value-type="float" office:value="1314" calcext:value-type="float">
            <text:p>1314</text:p>
          </table:table-cell>
          <table:table-cell office:value-type="float" office:value="5" calcext:value-type="float">
            <text:p>5</text:p>
          </table:table-cell>
          <table:table-cell table:formula="of:=[.B222]-([.C222]*256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2])*[.$B$1])/256" office:value-type="float" office:value="220.13671875" calcext:value-type="float">
            <text:p>220</text:p>
          </table:table-cell>
          <table:table-cell table:style-name="ce1" table:formula="of:=([.$B$1]*[.D222])/256" office:value-type="float" office:value="33.8671875" calcext:value-type="float">
            <text:p>3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3]*6" office:value-type="float" office:value="1320" calcext:value-type="float">
            <text:p>1320</text:p>
          </table:table-cell>
          <table:table-cell office:value-type="float" office:value="5" calcext:value-type="float">
            <text:p>5</text:p>
          </table:table-cell>
          <table:table-cell table:formula="of:=[.B223]-([.C223]*256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3])*[.$B$1])/256" office:value-type="float" office:value="214.16015625" calcext:value-type="float">
            <text:p>214</text:p>
          </table:table-cell>
          <table:table-cell table:style-name="ce1" table:formula="of:=([.$B$1]*[.D223])/256" office:value-type="float" office:value="39.84375" calcext:value-type="float">
            <text:p>4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4]*6" office:value-type="float" office:value="1326" calcext:value-type="float">
            <text:p>1326</text:p>
          </table:table-cell>
          <table:table-cell office:value-type="float" office:value="5" calcext:value-type="float">
            <text:p>5</text:p>
          </table:table-cell>
          <table:table-cell table:formula="of:=[.B224]-([.C224]*256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4])*[.$B$1])/256" office:value-type="float" office:value="208.18359375" calcext:value-type="float">
            <text:p>208</text:p>
          </table:table-cell>
          <table:table-cell table:style-name="ce1" table:formula="of:=([.$B$1]*[.D224])/256" office:value-type="float" office:value="45.8203125" calcext:value-type="float">
            <text:p>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5]*6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formula="of:=[.B225]-([.C225]*256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5])*[.$B$1])/256" office:value-type="float" office:value="202.20703125" calcext:value-type="float">
            <text:p>202</text:p>
          </table:table-cell>
          <table:table-cell table:style-name="ce1" table:formula="of:=([.$B$1]*[.D225])/256" office:value-type="float" office:value="51.796875" calcext:value-type="float">
            <text:p>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6]*6" office:value-type="float" office:value="1338" calcext:value-type="float">
            <text:p>1338</text:p>
          </table:table-cell>
          <table:table-cell office:value-type="float" office:value="5" calcext:value-type="float">
            <text:p>5</text:p>
          </table:table-cell>
          <table:table-cell table:formula="of:=[.B226]-([.C226]*256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6])*[.$B$1])/256" office:value-type="float" office:value="196.23046875" calcext:value-type="float">
            <text:p>196</text:p>
          </table:table-cell>
          <table:table-cell table:style-name="ce1" table:formula="of:=([.$B$1]*[.D226])/256" office:value-type="float" office:value="57.7734375" calcext:value-type="float">
            <text:p>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7]*6"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 table:formula="of:=[.B227]-([.C227]*256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7])*[.$B$1])/256" office:value-type="float" office:value="190.25390625" calcext:value-type="float">
            <text:p>190</text:p>
          </table:table-cell>
          <table:table-cell table:style-name="ce1" table:formula="of:=([.$B$1]*[.D227])/256" office:value-type="float" office:value="63.75" calcext:value-type="float">
            <text:p>6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8]*6" office:value-type="float" office:value="1350" calcext:value-type="float">
            <text:p>1350</text:p>
          </table:table-cell>
          <table:table-cell office:value-type="float" office:value="5" calcext:value-type="float">
            <text:p>5</text:p>
          </table:table-cell>
          <table:table-cell table:formula="of:=[.B228]-([.C228]*256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8])*[.$B$1])/256" office:value-type="float" office:value="184.27734375" calcext:value-type="float">
            <text:p>184</text:p>
          </table:table-cell>
          <table:table-cell table:style-name="ce1" table:formula="of:=([.$B$1]*[.D228])/256" office:value-type="float" office:value="69.7265625" calcext:value-type="float">
            <text:p>7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9]*6" office:value-type="float" office:value="1356" calcext:value-type="float">
            <text:p>1356</text:p>
          </table:table-cell>
          <table:table-cell office:value-type="float" office:value="5" calcext:value-type="float">
            <text:p>5</text:p>
          </table:table-cell>
          <table:table-cell table:formula="of:=[.B229]-([.C229]*256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29])*[.$B$1])/256" office:value-type="float" office:value="178.30078125" calcext:value-type="float">
            <text:p>178</text:p>
          </table:table-cell>
          <table:table-cell table:style-name="ce1" table:formula="of:=([.$B$1]*[.D229])/256" office:value-type="float" office:value="75.703125" calcext:value-type="float">
            <text:p>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30]*6" office:value-type="float" office:value="1362" calcext:value-type="float">
            <text:p>1362</text:p>
          </table:table-cell>
          <table:table-cell office:value-type="float" office:value="5" calcext:value-type="float">
            <text:p>5</text:p>
          </table:table-cell>
          <table:table-cell table:formula="of:=[.B230]-([.C230]*256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0])*[.$B$1])/256" office:value-type="float" office:value="172.32421875" calcext:value-type="float">
            <text:p>172</text:p>
          </table:table-cell>
          <table:table-cell table:style-name="ce1" table:formula="of:=([.$B$1]*[.D230])/256" office:value-type="float" office:value="81.6796875" calcext:value-type="float">
            <text:p>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1]*6" office:value-type="float" office:value="1368" calcext:value-type="float">
            <text:p>1368</text:p>
          </table:table-cell>
          <table:table-cell office:value-type="float" office:value="5" calcext:value-type="float">
            <text:p>5</text:p>
          </table:table-cell>
          <table:table-cell table:formula="of:=[.B231]-([.C231]*256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1])*[.$B$1])/256" office:value-type="float" office:value="166.34765625" calcext:value-type="float">
            <text:p>166</text:p>
          </table:table-cell>
          <table:table-cell table:style-name="ce1" table:formula="of:=([.$B$1]*[.D231])/256" office:value-type="float" office:value="87.65625" calcext:value-type="float">
            <text:p>8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2]*6" office:value-type="float" office:value="1374" calcext:value-type="float">
            <text:p>1374</text:p>
          </table:table-cell>
          <table:table-cell office:value-type="float" office:value="5" calcext:value-type="float">
            <text:p>5</text:p>
          </table:table-cell>
          <table:table-cell table:formula="of:=[.B232]-([.C232]*256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2])*[.$B$1])/256" office:value-type="float" office:value="160.37109375" calcext:value-type="float">
            <text:p>160</text:p>
          </table:table-cell>
          <table:table-cell table:style-name="ce1" table:formula="of:=([.$B$1]*[.D232])/256" office:value-type="float" office:value="93.6328125" calcext:value-type="float">
            <text:p>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3]*6" office:value-type="float" office:value="1380" calcext:value-type="float">
            <text:p>1380</text:p>
          </table:table-cell>
          <table:table-cell office:value-type="float" office:value="5" calcext:value-type="float">
            <text:p>5</text:p>
          </table:table-cell>
          <table:table-cell table:formula="of:=[.B233]-([.C233]*256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3])*[.$B$1])/256" office:value-type="float" office:value="154.39453125" calcext:value-type="float">
            <text:p>154</text:p>
          </table:table-cell>
          <table:table-cell table:style-name="ce1" table:formula="of:=([.$B$1]*[.D233])/256" office:value-type="float" office:value="99.609375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4]*6" office:value-type="float" office:value="1386" calcext:value-type="float">
            <text:p>1386</text:p>
          </table:table-cell>
          <table:table-cell office:value-type="float" office:value="5" calcext:value-type="float">
            <text:p>5</text:p>
          </table:table-cell>
          <table:table-cell table:formula="of:=[.B234]-([.C234]*256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4])*[.$B$1])/256" office:value-type="float" office:value="148.41796875" calcext:value-type="float">
            <text:p>148</text:p>
          </table:table-cell>
          <table:table-cell table:style-name="ce1" table:formula="of:=([.$B$1]*[.D234])/256" office:value-type="float" office:value="105.5859375" calcext:value-type="float">
            <text:p>1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5]*6" office:value-type="float" office:value="1392" calcext:value-type="float">
            <text:p>1392</text:p>
          </table:table-cell>
          <table:table-cell office:value-type="float" office:value="5" calcext:value-type="float">
            <text:p>5</text:p>
          </table:table-cell>
          <table:table-cell table:formula="of:=[.B235]-([.C235]*256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5])*[.$B$1])/256" office:value-type="float" office:value="142.44140625" calcext:value-type="float">
            <text:p>142</text:p>
          </table:table-cell>
          <table:table-cell table:style-name="ce1" table:formula="of:=([.$B$1]*[.D235])/256" office:value-type="float" office:value="111.5625" calcext:value-type="float">
            <text:p>1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6]*6" office:value-type="float" office:value="1398" calcext:value-type="float">
            <text:p>1398</text:p>
          </table:table-cell>
          <table:table-cell office:value-type="float" office:value="5" calcext:value-type="float">
            <text:p>5</text:p>
          </table:table-cell>
          <table:table-cell table:formula="of:=[.B236]-([.C236]*256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6])*[.$B$1])/256" office:value-type="float" office:value="136.46484375" calcext:value-type="float">
            <text:p>136</text:p>
          </table:table-cell>
          <table:table-cell table:style-name="ce1" table:formula="of:=([.$B$1]*[.D236])/256" office:value-type="float" office:value="117.5390625" calcext:value-type="float">
            <text:p>1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7]*6" office:value-type="float" office:value="1404" calcext:value-type="float">
            <text:p>1404</text:p>
          </table:table-cell>
          <table:table-cell office:value-type="float" office:value="5" calcext:value-type="float">
            <text:p>5</text:p>
          </table:table-cell>
          <table:table-cell table:formula="of:=[.B237]-([.C237]*256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7])*[.$B$1])/256" office:value-type="float" office:value="130.48828125" calcext:value-type="float">
            <text:p>130</text:p>
          </table:table-cell>
          <table:table-cell table:style-name="ce1" table:formula="of:=([.$B$1]*[.D237])/256" office:value-type="float" office:value="123.515625" calcext:value-type="float">
            <text:p>1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8]*6"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table:formula="of:=[.B238]-([.C238]*256)" office:value-type="float" office:value="-126" calcext:value-type="float">
            <text:p>-12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8])*[.$B$1])/256" office:value-type="float" office:value="379.51171875" calcext:value-type="float">
            <text:p>380</text:p>
          </table:table-cell>
          <table:table-cell table:style-name="ce1" table:formula="of:=([.$B$1]*[.D238])/256" office:value-type="float" office:value="-125.5078125" calcext:value-type="float">
            <text:p>-12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9]*6" office:value-type="float" office:value="1416" calcext:value-type="float">
            <text:p>1416</text:p>
          </table:table-cell>
          <table:table-cell office:value-type="float" office:value="6" calcext:value-type="float">
            <text:p>6</text:p>
          </table:table-cell>
          <table:table-cell table:formula="of:=[.B239]-([.C239]*256)"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39])*[.$B$1])/256" office:value-type="float" office:value="373.53515625" calcext:value-type="float">
            <text:p>374</text:p>
          </table:table-cell>
          <table:table-cell table:style-name="ce1" table:formula="of:=([.$B$1]*[.D239])/256" office:value-type="float" office:value="-119.53125" calcext:value-type="float">
            <text:p>-12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40]*6" office:value-type="float" office:value="1422" calcext:value-type="float">
            <text:p>1422</text:p>
          </table:table-cell>
          <table:table-cell office:value-type="float" office:value="6" calcext:value-type="float">
            <text:p>6</text:p>
          </table:table-cell>
          <table:table-cell table:formula="of:=[.B240]-([.C240]*256)" office:value-type="float" office:value="-114" calcext:value-type="float">
            <text:p>-11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0])*[.$B$1])/256" office:value-type="float" office:value="367.55859375" calcext:value-type="float">
            <text:p>368</text:p>
          </table:table-cell>
          <table:table-cell table:style-name="ce1" table:formula="of:=([.$B$1]*[.D240])/256" office:value-type="float" office:value="-113.5546875" calcext:value-type="float">
            <text:p>-1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1]*6" office:value-type="float" office:value="1428" calcext:value-type="float">
            <text:p>1428</text:p>
          </table:table-cell>
          <table:table-cell office:value-type="float" office:value="6" calcext:value-type="float">
            <text:p>6</text:p>
          </table:table-cell>
          <table:table-cell table:formula="of:=[.B241]-([.C241]*256)"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1])*[.$B$1])/256" office:value-type="float" office:value="361.58203125" calcext:value-type="float">
            <text:p>362</text:p>
          </table:table-cell>
          <table:table-cell table:style-name="ce1" table:formula="of:=([.$B$1]*[.D241])/256" office:value-type="float" office:value="-107.578125" calcext:value-type="float">
            <text:p>-1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2]*6" office:value-type="float" office:value="1434" calcext:value-type="float">
            <text:p>1434</text:p>
          </table:table-cell>
          <table:table-cell office:value-type="float" office:value="6" calcext:value-type="float">
            <text:p>6</text:p>
          </table:table-cell>
          <table:table-cell table:formula="of:=[.B242]-([.C242]*256)" office:value-type="float" office:value="-102" calcext:value-type="float">
            <text:p>-10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2])*[.$B$1])/256" office:value-type="float" office:value="355.60546875" calcext:value-type="float">
            <text:p>356</text:p>
          </table:table-cell>
          <table:table-cell table:style-name="ce1" table:formula="of:=([.$B$1]*[.D242])/256" office:value-type="float" office:value="-101.6015625" calcext:value-type="float">
            <text:p>-10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3]*6"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table:formula="of:=[.B243]-([.C243]*256)"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3])*[.$B$1])/256" office:value-type="float" office:value="349.62890625" calcext:value-type="float">
            <text:p>350</text:p>
          </table:table-cell>
          <table:table-cell table:style-name="ce1" table:formula="of:=([.$B$1]*[.D243])/256" office:value-type="float" office:value="-95.625" calcext:value-type="float">
            <text:p>-9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4]*6" office:value-type="float" office:value="1446" calcext:value-type="float">
            <text:p>1446</text:p>
          </table:table-cell>
          <table:table-cell office:value-type="float" office:value="6" calcext:value-type="float">
            <text:p>6</text:p>
          </table:table-cell>
          <table:table-cell table:formula="of:=[.B244]-([.C244]*256)"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4])*[.$B$1])/256" office:value-type="float" office:value="343.65234375" calcext:value-type="float">
            <text:p>344</text:p>
          </table:table-cell>
          <table:table-cell table:style-name="ce1" table:formula="of:=([.$B$1]*[.D244])/256" office:value-type="float" office:value="-89.6484375" calcext:value-type="float">
            <text:p>-9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5]*6" office:value-type="float" office:value="1452" calcext:value-type="float">
            <text:p>1452</text:p>
          </table:table-cell>
          <table:table-cell office:value-type="float" office:value="6" calcext:value-type="float">
            <text:p>6</text:p>
          </table:table-cell>
          <table:table-cell table:formula="of:=[.B245]-([.C245]*256)" office:value-type="float" office:value="-84" calcext:value-type="float">
            <text:p>-8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5])*[.$B$1])/256" office:value-type="float" office:value="337.67578125" calcext:value-type="float">
            <text:p>338</text:p>
          </table:table-cell>
          <table:table-cell table:style-name="ce1" table:formula="of:=([.$B$1]*[.D245])/256" office:value-type="float" office:value="-83.671875" calcext:value-type="float">
            <text:p>-8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6]*6" office:value-type="float" office:value="1458" calcext:value-type="float">
            <text:p>1458</text:p>
          </table:table-cell>
          <table:table-cell office:value-type="float" office:value="6" calcext:value-type="float">
            <text:p>6</text:p>
          </table:table-cell>
          <table:table-cell table:formula="of:=[.B246]-([.C246]*256)" office:value-type="float" office:value="-78" calcext:value-type="float">
            <text:p>-7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6])*[.$B$1])/256" office:value-type="float" office:value="331.69921875" calcext:value-type="float">
            <text:p>332</text:p>
          </table:table-cell>
          <table:table-cell table:style-name="ce1" table:formula="of:=([.$B$1]*[.D246])/256" office:value-type="float" office:value="-77.6953125" calcext:value-type="float">
            <text:p>-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7]*6" office:value-type="float" office:value="1464" calcext:value-type="float">
            <text:p>1464</text:p>
          </table:table-cell>
          <table:table-cell office:value-type="float" office:value="6" calcext:value-type="float">
            <text:p>6</text:p>
          </table:table-cell>
          <table:table-cell table:formula="of:=[.B247]-([.C247]*256)"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7])*[.$B$1])/256" office:value-type="float" office:value="325.72265625" calcext:value-type="float">
            <text:p>326</text:p>
          </table:table-cell>
          <table:table-cell table:style-name="ce1" table:formula="of:=([.$B$1]*[.D247])/256" office:value-type="float" office:value="-71.71875" calcext:value-type="float">
            <text:p>-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8]*6" office:value-type="float" office:value="1470" calcext:value-type="float">
            <text:p>1470</text:p>
          </table:table-cell>
          <table:table-cell office:value-type="float" office:value="6" calcext:value-type="float">
            <text:p>6</text:p>
          </table:table-cell>
          <table:table-cell table:formula="of:=[.B248]-([.C248]*256)"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8])*[.$B$1])/256" office:value-type="float" office:value="319.74609375" calcext:value-type="float">
            <text:p>320</text:p>
          </table:table-cell>
          <table:table-cell table:style-name="ce1" table:formula="of:=([.$B$1]*[.D248])/256" office:value-type="float" office:value="-65.7421875" calcext:value-type="float">
            <text:p>-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9]*6" office:value-type="float" office:value="1476" calcext:value-type="float">
            <text:p>1476</text:p>
          </table:table-cell>
          <table:table-cell office:value-type="float" office:value="6" calcext:value-type="float">
            <text:p>6</text:p>
          </table:table-cell>
          <table:table-cell table:formula="of:=[.B249]-([.C249]*256)"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49])*[.$B$1])/256" office:value-type="float" office:value="313.76953125" calcext:value-type="float">
            <text:p>314</text:p>
          </table:table-cell>
          <table:table-cell table:style-name="ce1" table:formula="of:=([.$B$1]*[.D249])/256" office:value-type="float" office:value="-59.765625" calcext:value-type="float">
            <text:p>-6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50]*6"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table:formula="of:=[.B250]-([.C250]*256)"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0])*[.$B$1])/256" office:value-type="float" office:value="307.79296875" calcext:value-type="float">
            <text:p>308</text:p>
          </table:table-cell>
          <table:table-cell table:style-name="ce1" table:formula="of:=([.$B$1]*[.D250])/256" office:value-type="float" office:value="-53.7890625" calcext:value-type="float">
            <text:p>-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1]*6" office:value-type="float" office:value="1488" calcext:value-type="float">
            <text:p>1488</text:p>
          </table:table-cell>
          <table:table-cell office:value-type="float" office:value="6" calcext:value-type="float">
            <text:p>6</text:p>
          </table:table-cell>
          <table:table-cell table:formula="of:=[.B251]-([.C251]*256)"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1])*[.$B$1])/256" office:value-type="float" office:value="301.81640625" calcext:value-type="float">
            <text:p>302</text:p>
          </table:table-cell>
          <table:table-cell table:style-name="ce1" table:formula="of:=([.$B$1]*[.D251])/256" office:value-type="float" office:value="-47.8125" calcext:value-type="float">
            <text:p>-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2]*6" office:value-type="float" office:value="1494" calcext:value-type="float">
            <text:p>1494</text:p>
          </table:table-cell>
          <table:table-cell office:value-type="float" office:value="6" calcext:value-type="float">
            <text:p>6</text:p>
          </table:table-cell>
          <table:table-cell table:formula="of:=[.B252]-([.C252]*256)"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2])*[.$B$1])/256" office:value-type="float" office:value="295.83984375" calcext:value-type="float">
            <text:p>296</text:p>
          </table:table-cell>
          <table:table-cell table:style-name="ce1" table:formula="of:=([.$B$1]*[.D252])/256" office:value-type="float" office:value="-41.8359375" calcext:value-type="float">
            <text:p>-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3]*6"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formula="of:=[.B253]-([.C253]*256)"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3])*[.$B$1])/256" office:value-type="float" office:value="289.86328125" calcext:value-type="float">
            <text:p>290</text:p>
          </table:table-cell>
          <table:table-cell table:style-name="ce1" table:formula="of:=([.$B$1]*[.D253])/256" office:value-type="float" office:value="-35.859375" calcext:value-type="float">
            <text:p>-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4]*6" office:value-type="float" office:value="1506" calcext:value-type="float">
            <text:p>1506</text:p>
          </table:table-cell>
          <table:table-cell office:value-type="float" office:value="6" calcext:value-type="float">
            <text:p>6</text:p>
          </table:table-cell>
          <table:table-cell table:formula="of:=[.B254]-([.C254]*256)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4])*[.$B$1])/256" office:value-type="float" office:value="283.88671875" calcext:value-type="float">
            <text:p>284</text:p>
          </table:table-cell>
          <table:table-cell table:style-name="ce1" table:formula="of:=([.$B$1]*[.D254])/256" office:value-type="float" office:value="-29.8828125" calcext:value-type="float">
            <text:p>-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5]*6" office:value-type="float" office:value="1512" calcext:value-type="float">
            <text:p>1512</text:p>
          </table:table-cell>
          <table:table-cell office:value-type="float" office:value="6" calcext:value-type="float">
            <text:p>6</text:p>
          </table:table-cell>
          <table:table-cell table:formula="of:=[.B255]-([.C255]*256)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5])*[.$B$1])/256" office:value-type="float" office:value="277.91015625" calcext:value-type="float">
            <text:p>278</text:p>
          </table:table-cell>
          <table:table-cell table:style-name="ce1" table:formula="of:=([.$B$1]*[.D255])/256" office:value-type="float" office:value="-23.90625" calcext:value-type="float">
            <text:p>-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6]*6" office:value-type="float" office:value="1518" calcext:value-type="float">
            <text:p>1518</text:p>
          </table:table-cell>
          <table:table-cell office:value-type="float" office:value="6" calcext:value-type="float">
            <text:p>6</text:p>
          </table:table-cell>
          <table:table-cell table:formula="of:=[.B256]-([.C256]*256)"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6])*[.$B$1])/256" office:value-type="float" office:value="271.93359375" calcext:value-type="float">
            <text:p>272</text:p>
          </table:table-cell>
          <table:table-cell table:style-name="ce1" table:formula="of:=([.$B$1]*[.D256])/256" office:value-type="float" office:value="-17.9296875" calcext:value-type="float">
            <text:p>-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7]*6" office:value-type="float" office:value="1524" calcext:value-type="float">
            <text:p>1524</text:p>
          </table:table-cell>
          <table:table-cell office:value-type="float" office:value="6" calcext:value-type="float">
            <text:p>6</text:p>
          </table:table-cell>
          <table:table-cell table:formula="of:=[.B257]-([.C257]*256)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7])*[.$B$1])/256" office:value-type="float" office:value="265.95703125" calcext:value-type="float">
            <text:p>266</text:p>
          </table:table-cell>
          <table:table-cell table:style-name="ce1" table:formula="of:=([.$B$1]*[.D257])/256" office:value-type="float" office:value="-11.953125" calcext:value-type="float">
            <text:p>-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8]*6" office:value-type="float" office:value="1530" calcext:value-type="float">
            <text:p>1530</text:p>
          </table:table-cell>
          <table:table-cell office:value-type="float" office:value="6" calcext:value-type="float">
            <text:p>6</text:p>
          </table:table-cell>
          <table:table-cell table:formula="of:=[.B258]-([.C258]*256)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1" table:formula="of:=((255-[.D258])*[.$B$1])/256" office:value-type="float" office:value="259.98046875" calcext:value-type="float">
            <text:p>260</text:p>
          </table:table-cell>
          <table:table-cell table:style-name="ce1" table:formula="of:=([.$B$1]*[.D258])/256" office:value-type="float" office:value="-5.9765625" calcext:value-type="float">
            <text:p>-6</text:p>
          </table:table-cell>
        </table:table-row>
        <table:table-row table:style-name="ro1" table:number-rows-repeated="10483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0:19:57.154758155</meta:creation-date>
    <dc:date>2016-10-22T11:14:22.802748343</dc:date>
    <meta:editing-duration>PT22M6S</meta:editing-duration>
    <meta:editing-cycles>2</meta:editing-cycles>
    <meta:generator>LibreOffice/5.1.4.2$Linux_X86_64 LibreOffice_project/10m0$Build-2</meta:generator>
    <meta:document-statistic meta:table-count="1" meta:cell-count="1801" meta:object-count="0"/>
  </office:meta>
</office:document-meta>
</file>